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4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25.46pt"/>
    </style:style>
    <style:style style:name="co4" style:family="table-column">
      <style:table-column-properties fo:break-before="auto" style:column-width="19.76pt"/>
    </style:style>
    <style:style style:name="co5" style:family="table-column">
      <style:table-column-properties fo:break-before="auto" style:column-width="30.39pt"/>
    </style:style>
    <style:style style:name="co6" style:family="table-column">
      <style:table-column-properties fo:break-before="auto" style:column-width="24.75pt"/>
    </style:style>
    <style:style style:name="co7" style:family="table-column">
      <style:table-column-properties fo:break-before="auto" style:column-width="14.0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8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44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59" table:default-cell-style-name="Default"/>
        <table:table-column table:style-name="co6" table:default-cell-style-name="Default"/>
        <table:table-column table:style-name="co3" table:number-columns-repeated="31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row table:style-name="ro1">
          <table:table-cell office:value-type="float" office:value="55" calcext:value-type="float">
            <text:p>55</text:p>
          </table:table-cell>
          <table:table-cell table:number-columns-repeated="219"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1398" calcext:value-type="float">
            <text:p>1398</text:p>
          </table:table-cell>
          <table:table-cell office:value-type="float" office:value="299" calcext:value-type="float">
            <text:p>299</text:p>
          </table:table-cell>
          <table:table-cell office:value-type="float" office:value="49" calcext:value-type="float">
            <text:p>49</text:p>
          </table:table-cell>
          <table:table-cell office:value-type="float" office:value="1401" calcext:value-type="float">
            <text:p>1401</text:p>
          </table:table-cell>
          <table:table-cell office:value-type="float" office:value="1828" calcext:value-type="float">
            <text:p>1828</text:p>
          </table:table-cell>
          <table:table-cell office:value-type="float" office:value="910" calcext:value-type="float">
            <text:p>910</text:p>
          </table:table-cell>
          <table:table-cell office:value-type="float" office:value="281" calcext:value-type="float">
            <text:p>281</text:p>
          </table:table-cell>
          <table:table-cell office:value-type="float" office:value="793" calcext:value-type="float">
            <text:p>793</text:p>
          </table:table-cell>
          <table:table-cell office:value-type="float" office:value="1210" calcext:value-type="float">
            <text:p>1210</text:p>
          </table:table-cell>
          <table:table-cell office:value-type="float" office:value="1095" calcext:value-type="float">
            <text:p>1095</text:p>
          </table:table-cell>
          <table:table-cell office:value-type="float" office:value="571" calcext:value-type="float">
            <text:p>571</text:p>
          </table:table-cell>
          <table:table-cell office:value-type="float" office:value="516" calcext:value-type="float">
            <text:p>516</text:p>
          </table:table-cell>
          <table:table-cell office:value-type="float" office:value="830" calcext:value-type="float">
            <text:p>830</text:p>
          </table:table-cell>
          <table:table-cell office:value-type="float" office:value="955" calcext:value-type="float">
            <text:p>955</text:p>
          </table:table-cell>
          <table:table-cell office:value-type="float" office:value="712" calcext:value-type="float">
            <text:p>712</text:p>
          </table:table-cell>
          <table:table-cell office:value-type="float" office:value="828" calcext:value-type="float">
            <text:p>828</text:p>
          </table:table-cell>
          <table:table-cell office:value-type="float" office:value="793" calcext:value-type="float">
            <text:p>793</text:p>
          </table:table-cell>
          <table:table-cell office:value-type="float" office:value="936" calcext:value-type="float">
            <text:p>936</text:p>
          </table:table-cell>
          <table:table-cell office:value-type="float" office:value="788" calcext:value-type="float">
            <text:p>788</text:p>
          </table:table-cell>
          <table:table-cell office:value-type="float" office:value="763" calcext:value-type="float">
            <text:p>763</text:p>
          </table:table-cell>
          <table:table-cell office:value-type="float" office:value="885" calcext:value-type="float">
            <text:p>885</text:p>
          </table:table-cell>
          <table:table-cell office:value-type="float" office:value="896" calcext:value-type="float">
            <text:p>896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828" calcext:value-type="float">
            <text:p>828</text:p>
          </table:table-cell>
          <table:table-cell office:value-type="float" office:value="926" calcext:value-type="float">
            <text:p>926</text:p>
          </table:table-cell>
          <table:table-cell office:value-type="float" office:value="885" calcext:value-type="float">
            <text:p>885</text:p>
          </table:table-cell>
          <table:table-cell office:value-type="float" office:value="821" calcext:value-type="float">
            <text:p>821</text:p>
          </table:table-cell>
          <table:table-cell office:value-type="float" office:value="721" calcext:value-type="float">
            <text:p>721</text:p>
          </table:table-cell>
          <table:table-cell office:value-type="float" office:value="912" calcext:value-type="float">
            <text:p>912</text:p>
          </table:table-cell>
          <table:table-cell office:value-type="float" office:value="808" calcext:value-type="float">
            <text:p>808</text:p>
          </table:table-cell>
          <table:table-cell office:value-type="float" office:value="849" calcext:value-type="float">
            <text:p>849</text:p>
          </table:table-cell>
          <table:table-cell office:value-type="float" office:value="731" calcext:value-type="float">
            <text:p>731</text:p>
          </table:table-cell>
          <table:table-cell office:value-type="float" office:value="905" calcext:value-type="float">
            <text:p>905</text:p>
          </table:table-cell>
          <table:table-cell office:value-type="float" office:value="880" calcext:value-type="float">
            <text:p>880</text:p>
          </table:table-cell>
          <table:table-cell office:value-type="float" office:value="476" calcext:value-type="float">
            <text:p>476</text:p>
          </table:table-cell>
          <table:table-cell office:value-type="float" office:value="590" calcext:value-type="float">
            <text:p>590</text:p>
          </table:table-cell>
          <table:table-cell office:value-type="float" office:value="1103" calcext:value-type="float">
            <text:p>1103</text:p>
          </table:table-cell>
          <table:table-cell office:value-type="float" office:value="1221" calcext:value-type="float">
            <text:p>1221</text:p>
          </table:table-cell>
          <table:table-cell office:value-type="float" office:value="775" calcext:value-type="float">
            <text:p>775</text:p>
          </table:table-cell>
          <table:table-cell office:value-type="float" office:value="313" calcext:value-type="float">
            <text:p>313</text:p>
          </table:table-cell>
          <table:table-cell office:value-type="float" office:value="919" calcext:value-type="float">
            <text:p>919</text:p>
          </table:table-cell>
          <table:table-cell office:value-type="float" office:value="1835" calcext:value-type="float">
            <text:p>1835</text:p>
          </table:table-cell>
          <table:table-cell office:value-type="float" office:value="1356" calcext:value-type="float">
            <text:p>1356</text:p>
          </table:table-cell>
          <table:table-cell office:value-type="float" office:value="44" calcext:value-type="float">
            <text:p>44</text:p>
          </table:table-cell>
          <table:table-cell office:value-type="float" office:value="307" calcext:value-type="float">
            <text:p>307</text:p>
          </table:table-cell>
          <table:table-cell office:value-type="float" office:value="1366" calcext:value-type="float">
            <text:p>1366</text:p>
          </table:table-cell>
          <table:table-cell office:value-type="float" office:value="4554" calcext:value-type="float">
            <text:p>45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19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655" calcext:value-type="float">
            <text:p>655</text:p>
          </table:table-cell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 office:value-type="float" office:value="643" calcext:value-type="float">
            <text:p>643</text:p>
          </table:table-cell>
          <table:table-cell office:value-type="float" office:value="821" calcext:value-type="float">
            <text:p>821</text:p>
          </table:table-cell>
          <table:table-cell office:value-type="float" office:value="510" calcext:value-type="float">
            <text:p>510</text:p>
          </table:table-cell>
          <table:table-cell office:value-type="float" office:value="239" calcext:value-type="float">
            <text:p>239</text:p>
          </table:table-cell>
          <table:table-cell office:value-type="float" office:value="441" calcext:value-type="float">
            <text:p>441</text:p>
          </table:table-cell>
          <table:table-cell office:value-type="float" office:value="590" calcext:value-type="float">
            <text:p>590</text:p>
          </table:table-cell>
          <table:table-cell office:value-type="float" office:value="530" calcext:value-type="float">
            <text:p>530</text:p>
          </table:table-cell>
          <table:table-cell office:value-type="float" office:value="354" calcext:value-type="float">
            <text:p>354</text:p>
          </table:table-cell>
          <table:table-cell office:value-type="float" office:value="311" calcext:value-type="float">
            <text:p>311</text:p>
          </table:table-cell>
          <table:table-cell office:value-type="float" office:value="382" calcext:value-type="float">
            <text:p>382</text:p>
          </table:table-cell>
          <table:table-cell office:value-type="float" office:value="473" calcext:value-type="float">
            <text:p>473</text:p>
          </table:table-cell>
          <table:table-cell office:value-type="float" office:value="385" calcext:value-type="float">
            <text:p>385</text:p>
          </table:table-cell>
          <table:table-cell office:value-type="float" office:value="542" calcext:value-type="float">
            <text:p>542</text:p>
          </table:table-cell>
          <table:table-cell office:value-type="float" office:value="479" calcext:value-type="float">
            <text:p>479</text:p>
          </table:table-cell>
          <table:table-cell office:value-type="float" office:value="399" calcext:value-type="float">
            <text:p>399</text:p>
          </table:table-cell>
          <table:table-cell office:value-type="float" office:value="360" calcext:value-type="float">
            <text:p>360</text:p>
          </table:table-cell>
          <table:table-cell office:value-type="float" office:value="423" calcext:value-type="float">
            <text:p>423</text:p>
          </table:table-cell>
          <table:table-cell office:value-type="float" office:value="468" calcext:value-type="float">
            <text:p>468</text:p>
          </table:table-cell>
          <table:table-cell office:value-type="float" office:value="438" calcext:value-type="float">
            <text:p>438</text:p>
          </table:table-cell>
          <table:table-cell office:value-type="float" office:value="408" calcext:value-type="float">
            <text:p>408</text:p>
          </table:table-cell>
          <table:table-cell office:value-type="float" office:value="423" calcext:value-type="float">
            <text:p>423</text:p>
          </table:table-cell>
          <table:table-cell office:value-type="float" office:value="430" calcext:value-type="float">
            <text:p>430</text:p>
          </table:table-cell>
          <table:table-cell office:value-type="float" office:value="491" calcext:value-type="float">
            <text:p>491</text:p>
          </table:table-cell>
          <table:table-cell office:value-type="float" office:value="417" calcext:value-type="float">
            <text:p>417</text:p>
          </table:table-cell>
          <table:table-cell office:value-type="float" office:value="402" calcext:value-type="float">
            <text:p>402</text:p>
          </table:table-cell>
          <table:table-cell office:value-type="float" office:value="437" calcext:value-type="float">
            <text:p>437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0" calcext:value-type="float">
            <text:p>470</text:p>
          </table:table-cell>
          <table:table-cell office:value-type="float" office:value="433" calcext:value-type="float">
            <text:p>433</text:p>
          </table:table-cell>
          <table:table-cell office:value-type="float" office:value="439" calcext:value-type="float">
            <text:p>439</text:p>
          </table:table-cell>
          <table:table-cell office:value-type="float" office:value="433" calcext:value-type="float">
            <text:p>433</text:p>
          </table:table-cell>
          <table:table-cell office:value-type="float" office:value="427" calcext:value-type="float">
            <text:p>42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69" calcext:value-type="float">
            <text:p>469</text:p>
          </table:table-cell>
          <table:table-cell office:value-type="float" office:value="441" calcext:value-type="float">
            <text:p>441</text:p>
          </table:table-cell>
          <table:table-cell office:value-type="float" office:value="498" calcext:value-type="float">
            <text:p>498</text:p>
          </table:table-cell>
          <table:table-cell office:value-type="float" office:value="445" calcext:value-type="float">
            <text:p>445</text:p>
          </table:table-cell>
          <table:table-cell office:value-type="float" office:value="412" calcext:value-type="float">
            <text:p>412</text:p>
          </table:table-cell>
          <table:table-cell office:value-type="float" office:value="456" calcext:value-type="float">
            <text:p>456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  <table:table-cell office:value-type="float" office:value="435" calcext:value-type="float">
            <text:p>435</text:p>
          </table:table-cell>
          <table:table-cell office:value-type="float" office:value="419" calcext:value-type="float">
            <text:p>419</text:p>
          </table:table-cell>
          <table:table-cell office:value-type="float" office:value="448" calcext:value-type="float">
            <text:p>448</text:p>
          </table:table-cell>
          <table:table-cell office:value-type="float" office:value="453" calcext:value-type="float">
            <text:p>453</text:p>
          </table:table-cell>
          <table:table-cell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  <table:table-cell office:value-type="float" office:value="492" calcext:value-type="float">
            <text:p>492</text:p>
          </table:table-cell>
          <table:table-cell office:value-type="float" office:value="453" calcext:value-type="float">
            <text:p>453</text:p>
          </table:table-cell>
          <table:table-cell office:value-type="float" office:value="397" calcext:value-type="float">
            <text:p>397</text:p>
          </table:table-cell>
          <table:table-cell office:value-type="float" office:value="470" calcext:value-type="float">
            <text:p>470</text:p>
          </table:table-cell>
          <table:table-cell office:value-type="float" office:value="429" calcext:value-type="float">
            <text:p>429</text:p>
          </table:table-cell>
          <table:table-cell office:value-type="float" office:value="449" calcext:value-type="float">
            <text:p>449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float" office:value="443" calcext:value-type="float">
            <text:p>443</text:p>
          </table:table-cell>
          <table:table-cell office:value-type="float" office:value="407" calcext:value-type="float">
            <text:p>407</text:p>
          </table:table-cell>
          <table:table-cell office:value-type="float" office:value="448" calcext:value-type="float">
            <text:p>448</text:p>
          </table:table-cell>
          <table:table-cell office:value-type="float" office:value="415" calcext:value-type="float">
            <text:p>415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43" calcext:value-type="float">
            <text:p>443</text:p>
          </table:table-cell>
          <table:table-cell office:value-type="float" office:value="391" calcext:value-type="float">
            <text:p>391</text:p>
          </table:table-cell>
          <table:table-cell office:value-type="float" office:value="394" calcext:value-type="float">
            <text:p>394</text:p>
          </table:table-cell>
          <table:table-cell office:value-type="float" office:value="479" calcext:value-type="float">
            <text:p>479</text:p>
          </table:table-cell>
          <table:table-cell office:value-type="float" office:value="472" calcext:value-type="float">
            <text:p>472</text:p>
          </table:table-cell>
          <table:table-cell office:value-type="float" office:value="442" calcext:value-type="float">
            <text:p>442</text:p>
          </table:table-cell>
          <table:table-cell office:value-type="float" office:value="402" calcext:value-type="float">
            <text:p>402</text:p>
          </table:table-cell>
          <table:table-cell office:value-type="float" office:value="466" calcext:value-type="float">
            <text:p>466</text:p>
          </table:table-cell>
          <table:table-cell office:value-type="float" office:value="507" calcext:value-type="float">
            <text:p>507</text:p>
          </table:table-cell>
          <table:table-cell office:value-type="float" office:value="415" calcext:value-type="float">
            <text:p>415</text:p>
          </table:table-cell>
          <table:table-cell office:value-type="float" office:value="433" calcext:value-type="float">
            <text:p>433</text:p>
          </table:table-cell>
          <table:table-cell office:value-type="float" office:value="406" calcext:value-type="float">
            <text:p>406</text:p>
          </table:table-cell>
          <table:table-cell office:value-type="float" office:value="484" calcext:value-type="float">
            <text:p>484</text:p>
          </table:table-cell>
          <table:table-cell office:value-type="float" office:value="527" calcext:value-type="float">
            <text:p>527</text:p>
          </table:table-cell>
          <table:table-cell office:value-type="float" office:value="386" calcext:value-type="float">
            <text:p>386</text:p>
          </table:table-cell>
          <table:table-cell office:value-type="float" office:value="507" calcext:value-type="float">
            <text:p>507</text:p>
          </table:table-cell>
          <table:table-cell office:value-type="float" office:value="406" calcext:value-type="float">
            <text:p>406</text:p>
          </table:table-cell>
          <table:table-cell office:value-type="float" office:value="334" calcext:value-type="float">
            <text:p>334</text:p>
          </table:table-cell>
          <table:table-cell office:value-type="float" office:value="360" calcext:value-type="float">
            <text:p>360</text:p>
          </table:table-cell>
          <table:table-cell office:value-type="float" office:value="511" calcext:value-type="float">
            <text:p>511</text:p>
          </table:table-cell>
          <table:table-cell office:value-type="float" office:value="537" calcext:value-type="float">
            <text:p>537</text:p>
          </table:table-cell>
          <table:table-cell office:value-type="float" office:value="440" calcext:value-type="float">
            <text:p>440</text:p>
          </table:table-cell>
          <table:table-cell office:value-type="float" office:value="234" calcext:value-type="float">
            <text:p>234</text:p>
          </table:table-cell>
          <table:table-cell office:value-type="float" office:value="521" calcext:value-type="float">
            <text:p>521</text:p>
          </table:table-cell>
          <table:table-cell office:value-type="float" office:value="730" calcext:value-type="float">
            <text:p>730</text:p>
          </table:table-cell>
          <table:table-cell office:value-type="float" office:value="671" calcext:value-type="float">
            <text:p>671</text:p>
          </table:table-cell>
          <table:table-cell office:value-type="float" office:value="42" calcext:value-type="float">
            <text:p>42</text:p>
          </table:table-cell>
          <table:table-cell office:value-type="float" office:value="169" calcext:value-type="float">
            <text:p>169</text:p>
          </table:table-cell>
          <table:table-cell office:value-type="float" office:value="638" calcext:value-type="float">
            <text:p>638</text:p>
          </table:table-cell>
          <table:table-cell office:value-type="float" office:value="2272" calcext:value-type="float">
            <text:p>22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19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24" calcext:value-type="float">
            <text:p>324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35" calcext:value-type="float">
            <text:p>335</text:p>
          </table:table-cell>
          <table:table-cell office:value-type="float" office:value="409" calcext:value-type="float">
            <text:p>409</text:p>
          </table:table-cell>
          <table:table-cell office:value-type="float" office:value="281" calcext:value-type="float">
            <text:p>281</text:p>
          </table:table-cell>
          <table:table-cell office:value-type="float" office:value="108" calcext:value-type="float">
            <text:p>108</text:p>
          </table:table-cell>
          <table:table-cell office:value-type="float" office:value="230" calcext:value-type="float">
            <text:p>230</text:p>
          </table:table-cell>
          <table:table-cell office:value-type="float" office:value="262" calcext:value-type="float">
            <text:p>262</text:p>
          </table:table-cell>
          <table:table-cell office:value-type="float" office:value="238" calcext:value-type="float">
            <text:p>238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221" calcext:value-type="float">
            <text:p>221</text:p>
          </table:table-cell>
          <table:table-cell office:value-type="float" office:value="246" calcext:value-type="float">
            <text:p>246</text:p>
          </table:table-cell>
          <table:table-cell office:value-type="float" office:value="184" calcext:value-type="float">
            <text:p>184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office:value-type="float" office:value="225" calcext:value-type="float">
            <text:p>225</text:p>
          </table:table-cell>
          <table:table-cell office:value-type="float" office:value="181" calcext:value-type="float">
            <text:p>181</text:p>
          </table:table-cell>
          <table:table-cell office:value-type="float" office:value="207" calcext:value-type="float">
            <text:p>207</text:p>
          </table:table-cell>
          <table:table-cell office:value-type="float" office:value="261" calcext:value-type="float">
            <text:p>261</text:p>
          </table:table-cell>
          <table:table-cell office:value-type="float" office:value="287" calcext:value-type="float">
            <text:p>287</text:p>
          </table:table-cell>
          <table:table-cell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office:value-type="float" office:value="229" calcext:value-type="float">
            <text:p>229</text:p>
          </table:table-cell>
          <table:table-cell office:value-type="float" office:value="289" calcext:value-type="float">
            <text:p>289</text:p>
          </table:table-cell>
          <table:table-cell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211" calcext:value-type="float">
            <text:p>211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office:value-type="float" office:value="213" calcext:value-type="float">
            <text:p>213</text:p>
          </table:table-cell>
          <table:table-cell office:value-type="float" office:value="230" calcext:value-type="float">
            <text:p>230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07" calcext:value-type="float">
            <text:p>207</text:p>
          </table:table-cell>
          <table:table-cell office:value-type="float" office:value="230" calcext:value-type="float">
            <text:p>230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office:value-type="float" office:value="219" calcext:value-type="float">
            <text:p>219</text:p>
          </table:table-cell>
          <table:table-cell office:value-type="float" office:value="232" calcext:value-type="float">
            <text:p>232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13" calcext:value-type="float">
            <text:p>213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239" calcext:value-type="float">
            <text:p>239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office:value-type="float" office:value="199" calcext:value-type="float">
            <text:p>199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207" calcext:value-type="float">
            <text:p>207</text:p>
          </table:table-cell>
          <table:table-cell office:value-type="float" office:value="180" calcext:value-type="float">
            <text:p>180</text:p>
          </table:table-cell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247" calcext:value-type="float">
            <text:p>247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39" calcext:value-type="float">
            <text:p>239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44" calcext:value-type="float">
            <text:p>244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209" calcext:value-type="float">
            <text:p>209</text:p>
          </table:table-cell>
          <table:table-cell office:value-type="float" office:value="244" calcext:value-type="float">
            <text:p>244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23" calcext:value-type="float">
            <text:p>223</text:p>
          </table:table-cell>
          <table:table-cell office:value-type="float" office:value="207" calcext:value-type="float">
            <text:p>207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office:value-type="float" office:value="216" calcext:value-type="float">
            <text:p>216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242" calcext:value-type="float">
            <text:p>242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03" calcext:value-type="float">
            <text:p>203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58" calcext:value-type="float">
            <text:p>258</text:p>
          </table:table-cell>
          <table:table-cell office:value-type="float" office:value="234" calcext:value-type="float">
            <text:p>234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247" calcext:value-type="float">
            <text:p>247</text:p>
          </table:table-cell>
          <table:table-cell office:value-type="float" office:value="283" calcext:value-type="float">
            <text:p>283</text:p>
          </table:table-cell>
          <table:table-cell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251" calcext:value-type="float">
            <text:p>251</text:p>
          </table:table-cell>
          <table:table-cell office:value-type="float" office:value="273" calcext:value-type="float">
            <text:p>273</text:p>
          </table:table-cell>
          <table:table-cell office:value-type="float" office:value="222" calcext:value-type="float">
            <text:p>222</text:p>
          </table:table-cell>
          <table:table-cell office:value-type="float" office:value="119" calcext:value-type="float">
            <text:p>119</text:p>
          </table:table-cell>
          <table:table-cell office:value-type="float" office:value="283" calcext:value-type="float">
            <text:p>283</text:p>
          </table:table-cell>
          <table:table-cell office:value-type="float" office:value="416" calcext:value-type="float">
            <text:p>416</text:p>
          </table:table-cell>
          <table:table-cell office:value-type="float" office:value="307" calcext:value-type="float">
            <text:p>307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335" calcext:value-type="float">
            <text:p>335</text:p>
          </table:table-cell>
          <table:table-cell office:value-type="float" office:value="1130" calcext:value-type="float">
            <text:p>11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20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19"/>
        </table:table-row>
        <table:table-row table:style-name="ro1">
          <table:table-cell table:formula="of:=[.A2]/[.$A$10]" office:value-type="float" office:value="0.09326" calcext:value-type="float">
            <text:p>0.09326</text:p>
          </table:table-cell>
          <table:table-cell table:formula="of:=[.B2]/[.$A$10]" office:value-type="float" office:value="0.02796" calcext:value-type="float">
            <text:p>0.02796</text:p>
          </table:table-cell>
          <table:table-cell table:formula="of:=[.C2]/[.$A$10]" office:value-type="float" office:value="0.00598" calcext:value-type="float">
            <text:p>0.00598</text:p>
          </table:table-cell>
          <table:table-cell table:formula="of:=[.D2]/[.$A$10]" office:value-type="float" office:value="0.00098" calcext:value-type="float">
            <text:p>0.00098</text:p>
          </table:table-cell>
          <table:table-cell table:formula="of:=[.E2]/[.$A$10]" office:value-type="float" office:value="0.02802" calcext:value-type="float">
            <text:p>0.02802</text:p>
          </table:table-cell>
          <table:table-cell table:formula="of:=[.F2]/[.$A$10]" office:value-type="float" office:value="0.03656" calcext:value-type="float">
            <text:p>0.03656</text:p>
          </table:table-cell>
          <table:table-cell table:formula="of:=[.G2]/[.$A$10]" office:value-type="float" office:value="0.0182" calcext:value-type="float">
            <text:p>0.0182</text:p>
          </table:table-cell>
          <table:table-cell table:formula="of:=[.H2]/[.$A$10]" office:value-type="float" office:value="0.00562" calcext:value-type="float">
            <text:p>0.00562</text:p>
          </table:table-cell>
          <table:table-cell table:formula="of:=[.I2]/[.$A$10]" office:value-type="float" office:value="0.01586" calcext:value-type="float">
            <text:p>0.01586</text:p>
          </table:table-cell>
          <table:table-cell table:formula="of:=[.J2]/[.$A$10]" office:value-type="float" office:value="0.0242" calcext:value-type="float">
            <text:p>0.0242</text:p>
          </table:table-cell>
          <table:table-cell table:formula="of:=[.K2]/[.$A$10]" office:value-type="float" office:value="0.0219" calcext:value-type="float">
            <text:p>0.0219</text:p>
          </table:table-cell>
          <table:table-cell table:formula="of:=[.L2]/[.$A$10]" office:value-type="float" office:value="0.01142" calcext:value-type="float">
            <text:p>0.01142</text:p>
          </table:table-cell>
          <table:table-cell table:formula="of:=[.M2]/[.$A$10]" office:value-type="float" office:value="0.01032" calcext:value-type="float">
            <text:p>0.01032</text:p>
          </table:table-cell>
          <table:table-cell table:formula="of:=[.N2]/[.$A$10]" office:value-type="float" office:value="0.0166" calcext:value-type="float">
            <text:p>0.0166</text:p>
          </table:table-cell>
          <table:table-cell table:formula="of:=[.O2]/[.$A$10]" office:value-type="float" office:value="0.0191" calcext:value-type="float">
            <text:p>0.0191</text:p>
          </table:table-cell>
          <table:table-cell table:formula="of:=[.P2]/[.$A$10]" office:value-type="float" office:value="0.01424" calcext:value-type="float">
            <text:p>0.01424</text:p>
          </table:table-cell>
          <table:table-cell table:formula="of:=[.Q2]/[.$A$10]" office:value-type="float" office:value="0.01656" calcext:value-type="float">
            <text:p>0.01656</text:p>
          </table:table-cell>
          <table:table-cell table:formula="of:=[.R2]/[.$A$10]" office:value-type="float" office:value="0.01586" calcext:value-type="float">
            <text:p>0.01586</text:p>
          </table:table-cell>
          <table:table-cell table:formula="of:=[.S2]/[.$A$10]" office:value-type="float" office:value="0.01872" calcext:value-type="float">
            <text:p>0.01872</text:p>
          </table:table-cell>
          <table:table-cell table:formula="of:=[.T2]/[.$A$10]" office:value-type="float" office:value="0.01576" calcext:value-type="float">
            <text:p>0.01576</text:p>
          </table:table-cell>
          <table:table-cell table:formula="of:=[.U2]/[.$A$10]" office:value-type="float" office:value="0.01526" calcext:value-type="float">
            <text:p>0.01526</text:p>
          </table:table-cell>
          <table:table-cell table:formula="of:=[.V2]/[.$A$10]" office:value-type="float" office:value="0.0177" calcext:value-type="float">
            <text:p>0.0177</text:p>
          </table:table-cell>
          <table:table-cell table:formula="of:=[.W2]/[.$A$10]" office:value-type="float" office:value="0.01792" calcext:value-type="float">
            <text:p>0.01792</text:p>
          </table:table-cell>
          <table:table-cell table:formula="of:=[.X2]/[.$A$10]" office:value-type="float" office:value="0.01666" calcext:value-type="float">
            <text:p>0.01666</text:p>
          </table:table-cell>
          <table:table-cell table:formula="of:=[.Y2]/[.$A$10]" office:value-type="float" office:value="0.01642" calcext:value-type="float">
            <text:p>0.01642</text:p>
          </table:table-cell>
          <table:table-cell table:formula="of:=[.Z2]/[.$A$10]" office:value-type="float" office:value="0.01642" calcext:value-type="float">
            <text:p>0.01642</text:p>
          </table:table-cell>
          <table:table-cell table:formula="of:=[.AA2]/[.$A$10]" office:value-type="float" office:value="0.01656" calcext:value-type="float">
            <text:p>0.01656</text:p>
          </table:table-cell>
          <table:table-cell table:formula="of:=[.AB2]/[.$A$10]" office:value-type="float" office:value="0.01852" calcext:value-type="float">
            <text:p>0.01852</text:p>
          </table:table-cell>
          <table:table-cell table:formula="of:=[.AC2]/[.$A$10]" office:value-type="float" office:value="0.0177" calcext:value-type="float">
            <text:p>0.0177</text:p>
          </table:table-cell>
          <table:table-cell table:formula="of:=[.AD2]/[.$A$10]" office:value-type="float" office:value="0.01642" calcext:value-type="float">
            <text:p>0.01642</text:p>
          </table:table-cell>
          <table:table-cell table:formula="of:=[.AE2]/[.$A$10]" office:value-type="float" office:value="0.01442" calcext:value-type="float">
            <text:p>0.01442</text:p>
          </table:table-cell>
          <table:table-cell table:formula="of:=[.AF2]/[.$A$10]" office:value-type="float" office:value="0.01824" calcext:value-type="float">
            <text:p>0.01824</text:p>
          </table:table-cell>
          <table:table-cell table:formula="of:=[.AG2]/[.$A$10]" office:value-type="float" office:value="0.01616" calcext:value-type="float">
            <text:p>0.01616</text:p>
          </table:table-cell>
          <table:table-cell table:formula="of:=[.AH2]/[.$A$10]" office:value-type="float" office:value="0.01698" calcext:value-type="float">
            <text:p>0.01698</text:p>
          </table:table-cell>
          <table:table-cell table:formula="of:=[.AI2]/[.$A$10]" office:value-type="float" office:value="0.01462" calcext:value-type="float">
            <text:p>0.01462</text:p>
          </table:table-cell>
          <table:table-cell table:formula="of:=[.AJ2]/[.$A$10]" office:value-type="float" office:value="0.0181" calcext:value-type="float">
            <text:p>0.0181</text:p>
          </table:table-cell>
          <table:table-cell table:formula="of:=[.AK2]/[.$A$10]" office:value-type="float" office:value="0.0176" calcext:value-type="float">
            <text:p>0.0176</text:p>
          </table:table-cell>
          <table:table-cell table:formula="of:=[.AL2]/[.$A$10]" office:value-type="float" office:value="0.00952" calcext:value-type="float">
            <text:p>0.00952</text:p>
          </table:table-cell>
          <table:table-cell table:formula="of:=[.AM2]/[.$A$10]" office:value-type="float" office:value="0.0118" calcext:value-type="float">
            <text:p>0.0118</text:p>
          </table:table-cell>
          <table:table-cell table:formula="of:=[.AN2]/[.$A$10]" office:value-type="float" office:value="0.02206" calcext:value-type="float">
            <text:p>0.02206</text:p>
          </table:table-cell>
          <table:table-cell table:formula="of:=[.AO2]/[.$A$10]" office:value-type="float" office:value="0.02442" calcext:value-type="float">
            <text:p>0.02442</text:p>
          </table:table-cell>
          <table:table-cell table:formula="of:=[.AP2]/[.$A$10]" office:value-type="float" office:value="0.0155" calcext:value-type="float">
            <text:p>0.0155</text:p>
          </table:table-cell>
          <table:table-cell table:formula="of:=[.AQ2]/[.$A$10]" office:value-type="float" office:value="0.00626" calcext:value-type="float">
            <text:p>0.00626</text:p>
          </table:table-cell>
          <table:table-cell table:formula="of:=[.AR2]/[.$A$10]" office:value-type="float" office:value="0.01838" calcext:value-type="float">
            <text:p>0.01838</text:p>
          </table:table-cell>
          <table:table-cell table:formula="of:=[.AS2]/[.$A$10]" office:value-type="float" office:value="0.0367" calcext:value-type="float">
            <text:p>0.0367</text:p>
          </table:table-cell>
          <table:table-cell table:formula="of:=[.AT2]/[.$A$10]" office:value-type="float" office:value="0.02712" calcext:value-type="float">
            <text:p>0.02712</text:p>
          </table:table-cell>
          <table:table-cell table:formula="of:=[.AU2]/[.$A$10]" office:value-type="float" office:value="0.00088" calcext:value-type="float">
            <text:p>0.00088</text:p>
          </table:table-cell>
          <table:table-cell table:formula="of:=[.AV2]/[.$A$10]" office:value-type="float" office:value="0.00614" calcext:value-type="float">
            <text:p>0.00614</text:p>
          </table:table-cell>
          <table:table-cell table:formula="of:=[.AW2]/[.$A$10]" office:value-type="float" office:value="0.02732" calcext:value-type="float">
            <text:p>0.02732</text:p>
          </table:table-cell>
          <table:table-cell table:formula="of:=[.AX2]/[.$A$10]" office:value-type="float" office:value="0.09108" calcext:value-type="float">
            <text:p>0.09108</text:p>
          </table:table-cell>
          <table:table-cell table:formula="of:=[.AY2]/[.$A$10]" office:value-type="float" office:value="0" calcext:value-type="float">
            <text:p>0</text:p>
          </table:table-cell>
          <table:table-cell table:formula="of:=[.AZ2]/[.$A$10]" office:value-type="float" office:value="0" calcext:value-type="float">
            <text:p>0</text:p>
          </table:table-cell>
          <table:table-cell table:formula="of:=[.BA2]/[.$A$10]" office:value-type="float" office:value="0" calcext:value-type="float">
            <text:p>0</text:p>
          </table:table-cell>
          <table:table-cell table:formula="of:=[.BB2]/[.$A$10]" office:value-type="float" office:value="0" calcext:value-type="float">
            <text:p>0</text:p>
          </table:table-cell>
          <table:table-cell table:formula="of:=[.BC2]/[.$A$10]" office:value-type="float" office:value="0" calcext:value-type="float">
            <text:p>0</text:p>
          </table:table-cell>
          <table:table-cell table:number-columns-repeated="165"/>
        </table:table-row>
        <table:table-row table:style-name="ro1">
          <table:table-cell table:number-columns-repeated="220"/>
        </table:table-row>
        <table:table-row table:style-name="ro1">
          <table:table-cell table:formula="of:=[.A4]/[.$A$10]" office:value-type="float" office:value="0.04508" calcext:value-type="float">
            <text:p>0.04508</text:p>
          </table:table-cell>
          <table:table-cell table:formula="of:=[.B4]/[.$A$10]" office:value-type="float" office:value="0.0131" calcext:value-type="float">
            <text:p>0.0131</text:p>
          </table:table-cell>
          <table:table-cell table:formula="of:=[.C4]/[.$A$10]" office:value-type="float" office:value="0.00338" calcext:value-type="float">
            <text:p>0.00338</text:p>
          </table:table-cell>
          <table:table-cell table:formula="of:=[.D4]/[.$A$10]" office:value-type="float" office:value="0.00068" calcext:value-type="float">
            <text:p>0.00068</text:p>
          </table:table-cell>
          <table:table-cell table:formula="of:=[.E4]/[.$A$10]" office:value-type="float" office:value="0.01286" calcext:value-type="float">
            <text:p>0.01286</text:p>
          </table:table-cell>
          <table:table-cell table:formula="of:=[.F4]/[.$A$10]" office:value-type="float" office:value="0.01642" calcext:value-type="float">
            <text:p>0.01642</text:p>
          </table:table-cell>
          <table:table-cell table:formula="of:=[.G4]/[.$A$10]" office:value-type="float" office:value="0.0102" calcext:value-type="float">
            <text:p>0.0102</text:p>
          </table:table-cell>
          <table:table-cell table:formula="of:=[.H4]/[.$A$10]" office:value-type="float" office:value="0.00478" calcext:value-type="float">
            <text:p>0.00478</text:p>
          </table:table-cell>
          <table:table-cell table:formula="of:=[.I4]/[.$A$10]" office:value-type="float" office:value="0.00882" calcext:value-type="float">
            <text:p>0.00882</text:p>
          </table:table-cell>
          <table:table-cell table:formula="of:=[.J4]/[.$A$10]" office:value-type="float" office:value="0.0118" calcext:value-type="float">
            <text:p>0.0118</text:p>
          </table:table-cell>
          <table:table-cell table:formula="of:=[.K4]/[.$A$10]" office:value-type="float" office:value="0.0106" calcext:value-type="float">
            <text:p>0.0106</text:p>
          </table:table-cell>
          <table:table-cell table:formula="of:=[.L4]/[.$A$10]" office:value-type="float" office:value="0.00708" calcext:value-type="float">
            <text:p>0.00708</text:p>
          </table:table-cell>
          <table:table-cell table:formula="of:=[.M4]/[.$A$10]" office:value-type="float" office:value="0.00622" calcext:value-type="float">
            <text:p>0.00622</text:p>
          </table:table-cell>
          <table:table-cell table:formula="of:=[.N4]/[.$A$10]" office:value-type="float" office:value="0.00764" calcext:value-type="float">
            <text:p>0.00764</text:p>
          </table:table-cell>
          <table:table-cell table:formula="of:=[.O4]/[.$A$10]" office:value-type="float" office:value="0.00946" calcext:value-type="float">
            <text:p>0.00946</text:p>
          </table:table-cell>
          <table:table-cell table:formula="of:=[.P4]/[.$A$10]" office:value-type="float" office:value="0.0077" calcext:value-type="float">
            <text:p>0.0077</text:p>
          </table:table-cell>
          <table:table-cell table:formula="of:=[.Q4]/[.$A$10]" office:value-type="float" office:value="0.01084" calcext:value-type="float">
            <text:p>0.01084</text:p>
          </table:table-cell>
          <table:table-cell table:formula="of:=[.R4]/[.$A$10]" office:value-type="float" office:value="0.00958" calcext:value-type="float">
            <text:p>0.00958</text:p>
          </table:table-cell>
          <table:table-cell table:formula="of:=[.S4]/[.$A$10]" office:value-type="float" office:value="0.00798" calcext:value-type="float">
            <text:p>0.00798</text:p>
          </table:table-cell>
          <table:table-cell table:formula="of:=[.T4]/[.$A$10]" office:value-type="float" office:value="0.0072" calcext:value-type="float">
            <text:p>0.0072</text:p>
          </table:table-cell>
          <table:table-cell table:formula="of:=[.U4]/[.$A$10]" office:value-type="float" office:value="0.00846" calcext:value-type="float">
            <text:p>0.00846</text:p>
          </table:table-cell>
          <table:table-cell table:formula="of:=[.V4]/[.$A$10]" office:value-type="float" office:value="0.00936" calcext:value-type="float">
            <text:p>0.00936</text:p>
          </table:table-cell>
          <table:table-cell table:formula="of:=[.W4]/[.$A$10]" office:value-type="float" office:value="0.00876" calcext:value-type="float">
            <text:p>0.00876</text:p>
          </table:table-cell>
          <table:table-cell table:formula="of:=[.X4]/[.$A$10]" office:value-type="float" office:value="0.00816" calcext:value-type="float">
            <text:p>0.00816</text:p>
          </table:table-cell>
          <table:table-cell table:formula="of:=[.Y4]/[.$A$10]" office:value-type="float" office:value="0.00846" calcext:value-type="float">
            <text:p>0.00846</text:p>
          </table:table-cell>
          <table:table-cell table:formula="of:=[.Z4]/[.$A$10]" office:value-type="float" office:value="0.0086" calcext:value-type="float">
            <text:p>0.0086</text:p>
          </table:table-cell>
          <table:table-cell table:formula="of:=[.AA4]/[.$A$10]" office:value-type="float" office:value="0.00982" calcext:value-type="float">
            <text:p>0.00982</text:p>
          </table:table-cell>
          <table:table-cell table:formula="of:=[.AB4]/[.$A$10]" office:value-type="float" office:value="0.00834" calcext:value-type="float">
            <text:p>0.00834</text:p>
          </table:table-cell>
          <table:table-cell table:formula="of:=[.AC4]/[.$A$10]" office:value-type="float" office:value="0.00804" calcext:value-type="float">
            <text:p>0.00804</text:p>
          </table:table-cell>
          <table:table-cell table:formula="of:=[.AD4]/[.$A$10]" office:value-type="float" office:value="0.00874" calcext:value-type="float">
            <text:p>0.00874</text:p>
          </table:table-cell>
          <table:table-cell table:formula="of:=[.AE4]/[.$A$10]" office:value-type="float" office:value="0.00928" calcext:value-type="float">
            <text:p>0.00928</text:p>
          </table:table-cell>
          <table:table-cell table:formula="of:=[.AF4]/[.$A$10]" office:value-type="float" office:value="0.00932" calcext:value-type="float">
            <text:p>0.00932</text:p>
          </table:table-cell>
          <table:table-cell table:formula="of:=[.AG4]/[.$A$10]" office:value-type="float" office:value="0.0094" calcext:value-type="float">
            <text:p>0.0094</text:p>
          </table:table-cell>
          <table:table-cell table:formula="of:=[.AH4]/[.$A$10]" office:value-type="float" office:value="0.00866" calcext:value-type="float">
            <text:p>0.00866</text:p>
          </table:table-cell>
          <table:table-cell table:formula="of:=[.AI4]/[.$A$10]" office:value-type="float" office:value="0.00878" calcext:value-type="float">
            <text:p>0.00878</text:p>
          </table:table-cell>
          <table:table-cell table:formula="of:=[.AJ4]/[.$A$10]" office:value-type="float" office:value="0.00866" calcext:value-type="float">
            <text:p>0.00866</text:p>
          </table:table-cell>
          <table:table-cell table:formula="of:=[.AK4]/[.$A$10]" office:value-type="float" office:value="0.00854" calcext:value-type="float">
            <text:p>0.00854</text:p>
          </table:table-cell>
          <table:table-cell table:formula="of:=[.AL4]/[.$A$10]" office:value-type="float" office:value="0.00896" calcext:value-type="float">
            <text:p>0.00896</text:p>
          </table:table-cell>
          <table:table-cell table:formula="of:=[.AM4]/[.$A$10]" office:value-type="float" office:value="0.00898" calcext:value-type="float">
            <text:p>0.00898</text:p>
          </table:table-cell>
          <table:table-cell table:formula="of:=[.AN4]/[.$A$10]" office:value-type="float" office:value="0.00938" calcext:value-type="float">
            <text:p>0.00938</text:p>
          </table:table-cell>
          <table:table-cell table:formula="of:=[.AO4]/[.$A$10]" office:value-type="float" office:value="0.00882" calcext:value-type="float">
            <text:p>0.00882</text:p>
          </table:table-cell>
          <table:table-cell table:formula="of:=[.AP4]/[.$A$10]" office:value-type="float" office:value="0.00996" calcext:value-type="float">
            <text:p>0.00996</text:p>
          </table:table-cell>
          <table:table-cell table:formula="of:=[.AQ4]/[.$A$10]" office:value-type="float" office:value="0.0089" calcext:value-type="float">
            <text:p>0.0089</text:p>
          </table:table-cell>
          <table:table-cell table:formula="of:=[.AR4]/[.$A$10]" office:value-type="float" office:value="0.00824" calcext:value-type="float">
            <text:p>0.00824</text:p>
          </table:table-cell>
          <table:table-cell table:formula="of:=[.AS4]/[.$A$10]" office:value-type="float" office:value="0.00912" calcext:value-type="float">
            <text:p>0.00912</text:p>
          </table:table-cell>
          <table:table-cell table:formula="of:=[.AT4]/[.$A$10]" office:value-type="float" office:value="0.00876" calcext:value-type="float">
            <text:p>0.00876</text:p>
          </table:table-cell>
          <table:table-cell table:formula="of:=[.AU4]/[.$A$10]" office:value-type="float" office:value="0.0085" calcext:value-type="float">
            <text:p>0.0085</text:p>
          </table:table-cell>
          <table:table-cell table:formula="of:=[.AV4]/[.$A$10]" office:value-type="float" office:value="0.0085" calcext:value-type="float">
            <text:p>0.0085</text:p>
          </table:table-cell>
          <table:table-cell table:formula="of:=[.AW4]/[.$A$10]" office:value-type="float" office:value="0.00886" calcext:value-type="float">
            <text:p>0.00886</text:p>
          </table:table-cell>
          <table:table-cell table:formula="of:=[.AX4]/[.$A$10]" office:value-type="float" office:value="0.0089" calcext:value-type="float">
            <text:p>0.0089</text:p>
          </table:table-cell>
          <table:table-cell table:formula="of:=[.AY4]/[.$A$10]" office:value-type="float" office:value="0.00884" calcext:value-type="float">
            <text:p>0.00884</text:p>
          </table:table-cell>
          <table:table-cell table:formula="of:=[.AZ4]/[.$A$10]" office:value-type="float" office:value="0.0087" calcext:value-type="float">
            <text:p>0.0087</text:p>
          </table:table-cell>
          <table:table-cell table:formula="of:=[.BA4]/[.$A$10]" office:value-type="float" office:value="0.00838" calcext:value-type="float">
            <text:p>0.00838</text:p>
          </table:table-cell>
          <table:table-cell table:formula="of:=[.BB4]/[.$A$10]" office:value-type="float" office:value="0.00896" calcext:value-type="float">
            <text:p>0.00896</text:p>
          </table:table-cell>
          <table:table-cell table:formula="of:=[.BC4]/[.$A$10]" office:value-type="float" office:value="0.00906" calcext:value-type="float">
            <text:p>0.00906</text:p>
          </table:table-cell>
          <table:table-cell table:formula="of:=[.BD4]/[.$A$10]" office:value-type="float" office:value="0.00892" calcext:value-type="float">
            <text:p>0.00892</text:p>
          </table:table-cell>
          <table:table-cell table:formula="of:=[.BE4]/[.$A$10]" office:value-type="float" office:value="0.00908" calcext:value-type="float">
            <text:p>0.00908</text:p>
          </table:table-cell>
          <table:table-cell table:formula="of:=[.BF4]/[.$A$10]" office:value-type="float" office:value="0.00984" calcext:value-type="float">
            <text:p>0.00984</text:p>
          </table:table-cell>
          <table:table-cell table:formula="of:=[.BG4]/[.$A$10]" office:value-type="float" office:value="0.00906" calcext:value-type="float">
            <text:p>0.00906</text:p>
          </table:table-cell>
          <table:table-cell table:formula="of:=[.BH4]/[.$A$10]" office:value-type="float" office:value="0.00794" calcext:value-type="float">
            <text:p>0.00794</text:p>
          </table:table-cell>
          <table:table-cell table:formula="of:=[.BI4]/[.$A$10]" office:value-type="float" office:value="0.0094" calcext:value-type="float">
            <text:p>0.0094</text:p>
          </table:table-cell>
          <table:table-cell table:formula="of:=[.BJ4]/[.$A$10]" office:value-type="float" office:value="0.00858" calcext:value-type="float">
            <text:p>0.00858</text:p>
          </table:table-cell>
          <table:table-cell table:formula="of:=[.BK4]/[.$A$10]" office:value-type="float" office:value="0.00898" calcext:value-type="float">
            <text:p>0.00898</text:p>
          </table:table-cell>
          <table:table-cell table:formula="of:=[.BL4]/[.$A$10]" office:value-type="float" office:value="0.00884" calcext:value-type="float">
            <text:p>0.00884</text:p>
          </table:table-cell>
          <table:table-cell table:formula="of:=[.BM4]/[.$A$10]" office:value-type="float" office:value="0.00898" calcext:value-type="float">
            <text:p>0.00898</text:p>
          </table:table-cell>
          <table:table-cell table:formula="of:=[.BN4]/[.$A$10]" office:value-type="float" office:value="0.00886" calcext:value-type="float">
            <text:p>0.00886</text:p>
          </table:table-cell>
          <table:table-cell table:formula="of:=[.BO4]/[.$A$10]" office:value-type="float" office:value="0.00814" calcext:value-type="float">
            <text:p>0.00814</text:p>
          </table:table-cell>
          <table:table-cell table:formula="of:=[.BP4]/[.$A$10]" office:value-type="float" office:value="0.00896" calcext:value-type="float">
            <text:p>0.00896</text:p>
          </table:table-cell>
          <table:table-cell table:formula="of:=[.BQ4]/[.$A$10]" office:value-type="float" office:value="0.0083" calcext:value-type="float">
            <text:p>0.0083</text:p>
          </table:table-cell>
          <table:table-cell table:formula="of:=[.BR4]/[.$A$10]" office:value-type="float" office:value="0.00854" calcext:value-type="float">
            <text:p>0.00854</text:p>
          </table:table-cell>
          <table:table-cell table:formula="of:=[.BS4]/[.$A$10]" office:value-type="float" office:value="0.0089" calcext:value-type="float">
            <text:p>0.0089</text:p>
          </table:table-cell>
          <table:table-cell table:formula="of:=[.BT4]/[.$A$10]" office:value-type="float" office:value="0.00928" calcext:value-type="float">
            <text:p>0.00928</text:p>
          </table:table-cell>
          <table:table-cell table:formula="of:=[.BU4]/[.$A$10]" office:value-type="float" office:value="0.00918" calcext:value-type="float">
            <text:p>0.00918</text:p>
          </table:table-cell>
          <table:table-cell table:formula="of:=[.BV4]/[.$A$10]" office:value-type="float" office:value="0.0096" calcext:value-type="float">
            <text:p>0.0096</text:p>
          </table:table-cell>
          <table:table-cell table:formula="of:=[.BW4]/[.$A$10]" office:value-type="float" office:value="0.00962" calcext:value-type="float">
            <text:p>0.00962</text:p>
          </table:table-cell>
          <table:table-cell table:formula="of:=[.BX4]/[.$A$10]" office:value-type="float" office:value="0.00886" calcext:value-type="float">
            <text:p>0.00886</text:p>
          </table:table-cell>
          <table:table-cell table:formula="of:=[.BY4]/[.$A$10]" office:value-type="float" office:value="0.00782" calcext:value-type="float">
            <text:p>0.00782</text:p>
          </table:table-cell>
          <table:table-cell table:formula="of:=[.BZ4]/[.$A$10]" office:value-type="float" office:value="0.00788" calcext:value-type="float">
            <text:p>0.00788</text:p>
          </table:table-cell>
          <table:table-cell table:formula="of:=[.CA4]/[.$A$10]" office:value-type="float" office:value="0.00958" calcext:value-type="float">
            <text:p>0.00958</text:p>
          </table:table-cell>
          <table:table-cell table:formula="of:=[.CB4]/[.$A$10]" office:value-type="float" office:value="0.00944" calcext:value-type="float">
            <text:p>0.00944</text:p>
          </table:table-cell>
          <table:table-cell table:formula="of:=[.CC4]/[.$A$10]" office:value-type="float" office:value="0.00884" calcext:value-type="float">
            <text:p>0.00884</text:p>
          </table:table-cell>
          <table:table-cell table:formula="of:=[.CD4]/[.$A$10]" office:value-type="float" office:value="0.00804" calcext:value-type="float">
            <text:p>0.00804</text:p>
          </table:table-cell>
          <table:table-cell table:formula="of:=[.CE4]/[.$A$10]" office:value-type="float" office:value="0.00932" calcext:value-type="float">
            <text:p>0.00932</text:p>
          </table:table-cell>
          <table:table-cell table:formula="of:=[.CF4]/[.$A$10]" office:value-type="float" office:value="0.01014" calcext:value-type="float">
            <text:p>0.01014</text:p>
          </table:table-cell>
          <table:table-cell table:formula="of:=[.CG4]/[.$A$10]" office:value-type="float" office:value="0.0083" calcext:value-type="float">
            <text:p>0.0083</text:p>
          </table:table-cell>
          <table:table-cell table:formula="of:=[.CH4]/[.$A$10]" office:value-type="float" office:value="0.00866" calcext:value-type="float">
            <text:p>0.00866</text:p>
          </table:table-cell>
          <table:table-cell table:formula="of:=[.CI4]/[.$A$10]" office:value-type="float" office:value="0.00812" calcext:value-type="float">
            <text:p>0.00812</text:p>
          </table:table-cell>
          <table:table-cell table:formula="of:=[.CJ4]/[.$A$10]" office:value-type="float" office:value="0.00968" calcext:value-type="float">
            <text:p>0.00968</text:p>
          </table:table-cell>
          <table:table-cell table:formula="of:=[.CK4]/[.$A$10]" office:value-type="float" office:value="0.01054" calcext:value-type="float">
            <text:p>0.01054</text:p>
          </table:table-cell>
          <table:table-cell table:formula="of:=[.CL4]/[.$A$10]" office:value-type="float" office:value="0.00772" calcext:value-type="float">
            <text:p>0.00772</text:p>
          </table:table-cell>
          <table:table-cell table:formula="of:=[.CM4]/[.$A$10]" office:value-type="float" office:value="0.01014" calcext:value-type="float">
            <text:p>0.01014</text:p>
          </table:table-cell>
          <table:table-cell table:formula="of:=[.CN4]/[.$A$10]" office:value-type="float" office:value="0.00812" calcext:value-type="float">
            <text:p>0.00812</text:p>
          </table:table-cell>
          <table:table-cell table:formula="of:=[.CO4]/[.$A$10]" office:value-type="float" office:value="0.00668" calcext:value-type="float">
            <text:p>0.00668</text:p>
          </table:table-cell>
          <table:table-cell table:formula="of:=[.CP4]/[.$A$10]" office:value-type="float" office:value="0.0072" calcext:value-type="float">
            <text:p>0.0072</text:p>
          </table:table-cell>
          <table:table-cell table:formula="of:=[.CQ4]/[.$A$10]" office:value-type="float" office:value="0.01022" calcext:value-type="float">
            <text:p>0.01022</text:p>
          </table:table-cell>
          <table:table-cell table:formula="of:=[.CR4]/[.$A$10]" office:value-type="float" office:value="0.01074" calcext:value-type="float">
            <text:p>0.01074</text:p>
          </table:table-cell>
          <table:table-cell table:formula="of:=[.CS4]/[.$A$10]" office:value-type="float" office:value="0.0088" calcext:value-type="float">
            <text:p>0.0088</text:p>
          </table:table-cell>
          <table:table-cell table:formula="of:=[.CT4]/[.$A$10]" office:value-type="float" office:value="0.00468" calcext:value-type="float">
            <text:p>0.00468</text:p>
          </table:table-cell>
          <table:table-cell table:formula="of:=[.CU4]/[.$A$10]" office:value-type="float" office:value="0.01042" calcext:value-type="float">
            <text:p>0.01042</text:p>
          </table:table-cell>
          <table:table-cell table:formula="of:=[.CV4]/[.$A$10]" office:value-type="float" office:value="0.0146" calcext:value-type="float">
            <text:p>0.0146</text:p>
          </table:table-cell>
          <table:table-cell table:formula="of:=[.CW4]/[.$A$10]" office:value-type="float" office:value="0.01342" calcext:value-type="float">
            <text:p>0.01342</text:p>
          </table:table-cell>
          <table:table-cell table:formula="of:=[.CX4]/[.$A$10]" office:value-type="float" office:value="0.00084" calcext:value-type="float">
            <text:p>0.00084</text:p>
          </table:table-cell>
          <table:table-cell table:formula="of:=[.CY4]/[.$A$10]" office:value-type="float" office:value="0.00338" calcext:value-type="float">
            <text:p>0.00338</text:p>
          </table:table-cell>
          <table:table-cell table:formula="of:=[.CZ4]/[.$A$10]" office:value-type="float" office:value="0.01276" calcext:value-type="float">
            <text:p>0.01276</text:p>
          </table:table-cell>
          <table:table-cell table:formula="of:=[.DA4]/[.$A$10]" office:value-type="float" office:value="0.04544" calcext:value-type="float">
            <text:p>0.04544</text:p>
          </table:table-cell>
          <table:table-cell table:formula="of:=[.DB4]/[.$A$10]" office:value-type="float" office:value="0" calcext:value-type="float">
            <text:p>0</text:p>
          </table:table-cell>
          <table:table-cell table:formula="of:=[.DC4]/[.$A$10]" office:value-type="float" office:value="0" calcext:value-type="float">
            <text:p>0</text:p>
          </table:table-cell>
          <table:table-cell table:formula="of:=[.DD4]/[.$A$10]" office:value-type="float" office:value="0" calcext:value-type="float">
            <text:p>0</text:p>
          </table:table-cell>
          <table:table-cell table:formula="of:=[.DE4]/[.$A$10]" office:value-type="float" office:value="0" calcext:value-type="float">
            <text:p>0</text:p>
          </table:table-cell>
          <table:table-cell table:formula="of:=[.DF4]/[.$A$10]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number-columns-repeated="220"/>
        </table:table-row>
        <table:table-row table:style-name="ro1">
          <table:table-cell table:formula="of:=[.A6]/[.$A$10]" office:value-type="float" office:value="0.02226" calcext:value-type="float">
            <text:p>0.02226</text:p>
          </table:table-cell>
          <table:table-cell table:formula="of:=[.B6]/[.$A$10]" office:value-type="float" office:value="0.00648" calcext:value-type="float">
            <text:p>0.00648</text:p>
          </table:table-cell>
          <table:table-cell table:formula="of:=[.C6]/[.$A$10]" office:value-type="float" office:value="0.00194" calcext:value-type="float">
            <text:p>0.00194</text:p>
          </table:table-cell>
          <table:table-cell table:formula="of:=[.D6]/[.$A$10]" office:value-type="float" office:value="0.00048" calcext:value-type="float">
            <text:p>0.00048</text:p>
          </table:table-cell>
          <table:table-cell table:formula="of:=[.E6]/[.$A$10]" office:value-type="float" office:value="0.0067" calcext:value-type="float">
            <text:p>0.0067</text:p>
          </table:table-cell>
          <table:table-cell table:formula="of:=[.F6]/[.$A$10]" office:value-type="float" office:value="0.00818" calcext:value-type="float">
            <text:p>0.00818</text:p>
          </table:table-cell>
          <table:table-cell table:formula="of:=[.G6]/[.$A$10]" office:value-type="float" office:value="0.00562" calcext:value-type="float">
            <text:p>0.00562</text:p>
          </table:table-cell>
          <table:table-cell table:formula="of:=[.H6]/[.$A$10]" office:value-type="float" office:value="0.00216" calcext:value-type="float">
            <text:p>0.00216</text:p>
          </table:table-cell>
          <table:table-cell table:formula="of:=[.I6]/[.$A$10]" office:value-type="float" office:value="0.0046" calcext:value-type="float">
            <text:p>0.0046</text:p>
          </table:table-cell>
          <table:table-cell table:formula="of:=[.J6]/[.$A$10]" office:value-type="float" office:value="0.00524" calcext:value-type="float">
            <text:p>0.00524</text:p>
          </table:table-cell>
          <table:table-cell table:formula="of:=[.K6]/[.$A$10]" office:value-type="float" office:value="0.00476" calcext:value-type="float">
            <text:p>0.00476</text:p>
          </table:table-cell>
          <table:table-cell table:formula="of:=[.L6]/[.$A$10]" office:value-type="float" office:value="0.00358" calcext:value-type="float">
            <text:p>0.00358</text:p>
          </table:table-cell>
          <table:table-cell table:formula="of:=[.M6]/[.$A$10]" office:value-type="float" office:value="0.0035" calcext:value-type="float">
            <text:p>0.0035</text:p>
          </table:table-cell>
          <table:table-cell table:formula="of:=[.N6]/[.$A$10]" office:value-type="float" office:value="0.00442" calcext:value-type="float">
            <text:p>0.00442</text:p>
          </table:table-cell>
          <table:table-cell table:formula="of:=[.O6]/[.$A$10]" office:value-type="float" office:value="0.00492" calcext:value-type="float">
            <text:p>0.00492</text:p>
          </table:table-cell>
          <table:table-cell table:formula="of:=[.P6]/[.$A$10]" office:value-type="float" office:value="0.00368" calcext:value-type="float">
            <text:p>0.00368</text:p>
          </table:table-cell>
          <table:table-cell table:formula="of:=[.Q6]/[.$A$10]" office:value-type="float" office:value="0.00518" calcext:value-type="float">
            <text:p>0.00518</text:p>
          </table:table-cell>
          <table:table-cell table:formula="of:=[.R6]/[.$A$10]" office:value-type="float" office:value="0.00502" calcext:value-type="float">
            <text:p>0.00502</text:p>
          </table:table-cell>
          <table:table-cell table:formula="of:=[.S6]/[.$A$10]" office:value-type="float" office:value="0.0045" calcext:value-type="float">
            <text:p>0.0045</text:p>
          </table:table-cell>
          <table:table-cell table:formula="of:=[.T6]/[.$A$10]" office:value-type="float" office:value="0.00362" calcext:value-type="float">
            <text:p>0.00362</text:p>
          </table:table-cell>
          <table:table-cell table:formula="of:=[.U6]/[.$A$10]" office:value-type="float" office:value="0.00414" calcext:value-type="float">
            <text:p>0.00414</text:p>
          </table:table-cell>
          <table:table-cell table:formula="of:=[.V6]/[.$A$10]" office:value-type="float" office:value="0.00522" calcext:value-type="float">
            <text:p>0.00522</text:p>
          </table:table-cell>
          <table:table-cell table:formula="of:=[.W6]/[.$A$10]" office:value-type="float" office:value="0.00574" calcext:value-type="float">
            <text:p>0.00574</text:p>
          </table:table-cell>
          <table:table-cell table:formula="of:=[.X6]/[.$A$10]" office:value-type="float" office:value="0.0045" calcext:value-type="float">
            <text:p>0.0045</text:p>
          </table:table-cell>
          <table:table-cell table:formula="of:=[.Y6]/[.$A$10]" office:value-type="float" office:value="0.004" calcext:value-type="float">
            <text:p>0.004</text:p>
          </table:table-cell>
          <table:table-cell table:formula="of:=[.Z6]/[.$A$10]" office:value-type="float" office:value="0.0045" calcext:value-type="float">
            <text:p>0.0045</text:p>
          </table:table-cell>
          <table:table-cell table:formula="of:=[.AA6]/[.$A$10]" office:value-type="float" office:value="0.00462" calcext:value-type="float">
            <text:p>0.00462</text:p>
          </table:table-cell>
          <table:table-cell table:formula="of:=[.AB6]/[.$A$10]" office:value-type="float" office:value="0.00488" calcext:value-type="float">
            <text:p>0.00488</text:p>
          </table:table-cell>
          <table:table-cell table:formula="of:=[.AC6]/[.$A$10]" office:value-type="float" office:value="0.00374" calcext:value-type="float">
            <text:p>0.00374</text:p>
          </table:table-cell>
          <table:table-cell table:formula="of:=[.AD6]/[.$A$10]" office:value-type="float" office:value="0.00458" calcext:value-type="float">
            <text:p>0.00458</text:p>
          </table:table-cell>
          <table:table-cell table:formula="of:=[.AE6]/[.$A$10]" office:value-type="float" office:value="0.00578" calcext:value-type="float">
            <text:p>0.00578</text:p>
          </table:table-cell>
          <table:table-cell table:formula="of:=[.AF6]/[.$A$10]" office:value-type="float" office:value="0.00442" calcext:value-type="float">
            <text:p>0.00442</text:p>
          </table:table-cell>
          <table:table-cell table:formula="of:=[.AG6]/[.$A$10]" office:value-type="float" office:value="0.00466" calcext:value-type="float">
            <text:p>0.00466</text:p>
          </table:table-cell>
          <table:table-cell table:formula="of:=[.AH6]/[.$A$10]" office:value-type="float" office:value="0.00394" calcext:value-type="float">
            <text:p>0.00394</text:p>
          </table:table-cell>
          <table:table-cell table:formula="of:=[.AI6]/[.$A$10]" office:value-type="float" office:value="0.00462" calcext:value-type="float">
            <text:p>0.00462</text:p>
          </table:table-cell>
          <table:table-cell table:formula="of:=[.AJ6]/[.$A$10]" office:value-type="float" office:value="0.00466" calcext:value-type="float">
            <text:p>0.00466</text:p>
          </table:table-cell>
          <table:table-cell table:formula="of:=[.AK6]/[.$A$10]" office:value-type="float" office:value="0.0042" calcext:value-type="float">
            <text:p>0.0042</text:p>
          </table:table-cell>
          <table:table-cell table:formula="of:=[.AL6]/[.$A$10]" office:value-type="float" office:value="0.00448" calcext:value-type="float">
            <text:p>0.00448</text:p>
          </table:table-cell>
          <table:table-cell table:formula="of:=[.AM6]/[.$A$10]" office:value-type="float" office:value="0.00446" calcext:value-type="float">
            <text:p>0.00446</text:p>
          </table:table-cell>
          <table:table-cell table:formula="of:=[.AN6]/[.$A$10]" office:value-type="float" office:value="0.00486" calcext:value-type="float">
            <text:p>0.00486</text:p>
          </table:table-cell>
          <table:table-cell table:formula="of:=[.AO6]/[.$A$10]" office:value-type="float" office:value="0.00482" calcext:value-type="float">
            <text:p>0.00482</text:p>
          </table:table-cell>
          <table:table-cell table:formula="of:=[.AP6]/[.$A$10]" office:value-type="float" office:value="0.00448" calcext:value-type="float">
            <text:p>0.00448</text:p>
          </table:table-cell>
          <table:table-cell table:formula="of:=[.AQ6]/[.$A$10]" office:value-type="float" office:value="0.00436" calcext:value-type="float">
            <text:p>0.00436</text:p>
          </table:table-cell>
          <table:table-cell table:formula="of:=[.AR6]/[.$A$10]" office:value-type="float" office:value="0.00404" calcext:value-type="float">
            <text:p>0.00404</text:p>
          </table:table-cell>
          <table:table-cell table:formula="of:=[.AS6]/[.$A$10]" office:value-type="float" office:value="0.00408" calcext:value-type="float">
            <text:p>0.00408</text:p>
          </table:table-cell>
          <table:table-cell table:formula="of:=[.AT6]/[.$A$10]" office:value-type="float" office:value="0.00466" calcext:value-type="float">
            <text:p>0.00466</text:p>
          </table:table-cell>
          <table:table-cell table:formula="of:=[.AU6]/[.$A$10]" office:value-type="float" office:value="0.0046" calcext:value-type="float">
            <text:p>0.0046</text:p>
          </table:table-cell>
          <table:table-cell table:formula="of:=[.AV6]/[.$A$10]" office:value-type="float" office:value="0.00418" calcext:value-type="float">
            <text:p>0.00418</text:p>
          </table:table-cell>
          <table:table-cell table:formula="of:=[.AW6]/[.$A$10]" office:value-type="float" office:value="0.00432" calcext:value-type="float">
            <text:p>0.00432</text:p>
          </table:table-cell>
          <table:table-cell table:formula="of:=[.AX6]/[.$A$10]" office:value-type="float" office:value="0.00426" calcext:value-type="float">
            <text:p>0.00426</text:p>
          </table:table-cell>
          <table:table-cell table:formula="of:=[.AY6]/[.$A$10]" office:value-type="float" office:value="0.00442" calcext:value-type="float">
            <text:p>0.00442</text:p>
          </table:table-cell>
          <table:table-cell table:formula="of:=[.AZ6]/[.$A$10]" office:value-type="float" office:value="0.00422" calcext:value-type="float">
            <text:p>0.00422</text:p>
          </table:table-cell>
          <table:table-cell table:formula="of:=[.BA6]/[.$A$10]" office:value-type="float" office:value="0.00434" calcext:value-type="float">
            <text:p>0.00434</text:p>
          </table:table-cell>
          <table:table-cell table:formula="of:=[.BB6]/[.$A$10]" office:value-type="float" office:value="0.00418" calcext:value-type="float">
            <text:p>0.00418</text:p>
          </table:table-cell>
          <table:table-cell table:formula="of:=[.BC6]/[.$A$10]" office:value-type="float" office:value="0.00454" calcext:value-type="float">
            <text:p>0.00454</text:p>
          </table:table-cell>
          <table:table-cell table:formula="of:=[.BD6]/[.$A$10]" office:value-type="float" office:value="0.00468" calcext:value-type="float">
            <text:p>0.00468</text:p>
          </table:table-cell>
          <table:table-cell table:formula="of:=[.BE6]/[.$A$10]" office:value-type="float" office:value="0.00426" calcext:value-type="float">
            <text:p>0.00426</text:p>
          </table:table-cell>
          <table:table-cell table:formula="of:=[.BF6]/[.$A$10]" office:value-type="float" office:value="0.0046" calcext:value-type="float">
            <text:p>0.0046</text:p>
          </table:table-cell>
          <table:table-cell table:formula="of:=[.BG6]/[.$A$10]" office:value-type="float" office:value="0.00394" calcext:value-type="float">
            <text:p>0.00394</text:p>
          </table:table-cell>
          <table:table-cell table:formula="of:=[.BH6]/[.$A$10]" office:value-type="float" office:value="0.00422" calcext:value-type="float">
            <text:p>0.00422</text:p>
          </table:table-cell>
          <table:table-cell table:formula="of:=[.BI6]/[.$A$10]" office:value-type="float" office:value="0.00486" calcext:value-type="float">
            <text:p>0.00486</text:p>
          </table:table-cell>
          <table:table-cell table:formula="of:=[.BJ6]/[.$A$10]" office:value-type="float" office:value="0.0049" calcext:value-type="float">
            <text:p>0.0049</text:p>
          </table:table-cell>
          <table:table-cell table:formula="of:=[.BK6]/[.$A$10]" office:value-type="float" office:value="0.00406" calcext:value-type="float">
            <text:p>0.00406</text:p>
          </table:table-cell>
          <table:table-cell table:formula="of:=[.BL6]/[.$A$10]" office:value-type="float" office:value="0.00416" calcext:value-type="float">
            <text:p>0.00416</text:p>
          </table:table-cell>
          <table:table-cell table:formula="of:=[.BM6]/[.$A$10]" office:value-type="float" office:value="0.00438" calcext:value-type="float">
            <text:p>0.00438</text:p>
          </table:table-cell>
          <table:table-cell table:formula="of:=[.BN6]/[.$A$10]" office:value-type="float" office:value="0.00466" calcext:value-type="float">
            <text:p>0.00466</text:p>
          </table:table-cell>
          <table:table-cell table:formula="of:=[.BO6]/[.$A$10]" office:value-type="float" office:value="0.00432" calcext:value-type="float">
            <text:p>0.00432</text:p>
          </table:table-cell>
          <table:table-cell table:formula="of:=[.BP6]/[.$A$10]" office:value-type="float" office:value="0.0041" calcext:value-type="float">
            <text:p>0.0041</text:p>
          </table:table-cell>
          <table:table-cell table:formula="of:=[.BQ6]/[.$A$10]" office:value-type="float" office:value="0.00458" calcext:value-type="float">
            <text:p>0.00458</text:p>
          </table:table-cell>
          <table:table-cell table:formula="of:=[.BR6]/[.$A$10]" office:value-type="float" office:value="0.0046" calcext:value-type="float">
            <text:p>0.0046</text:p>
          </table:table-cell>
          <table:table-cell table:formula="of:=[.BS6]/[.$A$10]" office:value-type="float" office:value="0.00472" calcext:value-type="float">
            <text:p>0.00472</text:p>
          </table:table-cell>
          <table:table-cell table:formula="of:=[.BT6]/[.$A$10]" office:value-type="float" office:value="0.0045" calcext:value-type="float">
            <text:p>0.0045</text:p>
          </table:table-cell>
          <table:table-cell table:formula="of:=[.BU6]/[.$A$10]" office:value-type="float" office:value="0.0045" calcext:value-type="float">
            <text:p>0.0045</text:p>
          </table:table-cell>
          <table:table-cell table:formula="of:=[.BV6]/[.$A$10]" office:value-type="float" office:value="0.00414" calcext:value-type="float">
            <text:p>0.00414</text:p>
          </table:table-cell>
          <table:table-cell table:formula="of:=[.BW6]/[.$A$10]" office:value-type="float" office:value="0.0046" calcext:value-type="float">
            <text:p>0.0046</text:p>
          </table:table-cell>
          <table:table-cell table:formula="of:=[.BX6]/[.$A$10]" office:value-type="float" office:value="0.00396" calcext:value-type="float">
            <text:p>0.00396</text:p>
          </table:table-cell>
          <table:table-cell table:formula="of:=[.BY6]/[.$A$10]" office:value-type="float" office:value="0.00452" calcext:value-type="float">
            <text:p>0.00452</text:p>
          </table:table-cell>
          <table:table-cell table:formula="of:=[.BZ6]/[.$A$10]" office:value-type="float" office:value="0.00486" calcext:value-type="float">
            <text:p>0.00486</text:p>
          </table:table-cell>
          <table:table-cell table:formula="of:=[.CA6]/[.$A$10]" office:value-type="float" office:value="0.00438" calcext:value-type="float">
            <text:p>0.00438</text:p>
          </table:table-cell>
          <table:table-cell table:formula="of:=[.CB6]/[.$A$10]" office:value-type="float" office:value="0.00464" calcext:value-type="float">
            <text:p>0.00464</text:p>
          </table:table-cell>
          <table:table-cell table:formula="of:=[.CC6]/[.$A$10]" office:value-type="float" office:value="0.00402" calcext:value-type="float">
            <text:p>0.00402</text:p>
          </table:table-cell>
          <table:table-cell table:formula="of:=[.CD6]/[.$A$10]" office:value-type="float" office:value="0.00434" calcext:value-type="float">
            <text:p>0.00434</text:p>
          </table:table-cell>
          <table:table-cell table:formula="of:=[.CE6]/[.$A$10]" office:value-type="float" office:value="0.00422" calcext:value-type="float">
            <text:p>0.00422</text:p>
          </table:table-cell>
          <table:table-cell table:formula="of:=[.CF6]/[.$A$10]" office:value-type="float" office:value="0.0046" calcext:value-type="float">
            <text:p>0.0046</text:p>
          </table:table-cell>
          <table:table-cell table:formula="of:=[.CG6]/[.$A$10]" office:value-type="float" office:value="0.00422" calcext:value-type="float">
            <text:p>0.00422</text:p>
          </table:table-cell>
          <table:table-cell table:formula="of:=[.CH6]/[.$A$10]" office:value-type="float" office:value="0.00428" calcext:value-type="float">
            <text:p>0.00428</text:p>
          </table:table-cell>
          <table:table-cell table:formula="of:=[.CI6]/[.$A$10]" office:value-type="float" office:value="0.00454" calcext:value-type="float">
            <text:p>0.00454</text:p>
          </table:table-cell>
          <table:table-cell table:formula="of:=[.CJ6]/[.$A$10]" office:value-type="float" office:value="0.00456" calcext:value-type="float">
            <text:p>0.00456</text:p>
          </table:table-cell>
          <table:table-cell table:formula="of:=[.CK6]/[.$A$10]" office:value-type="float" office:value="0.00426" calcext:value-type="float">
            <text:p>0.00426</text:p>
          </table:table-cell>
          <table:table-cell table:formula="of:=[.CL6]/[.$A$10]" office:value-type="float" office:value="0.00458" calcext:value-type="float">
            <text:p>0.00458</text:p>
          </table:table-cell>
          <table:table-cell table:formula="of:=[.CM6]/[.$A$10]" office:value-type="float" office:value="0.00454" calcext:value-type="float">
            <text:p>0.00454</text:p>
          </table:table-cell>
          <table:table-cell table:formula="of:=[.CN6]/[.$A$10]" office:value-type="float" office:value="0.00492" calcext:value-type="float">
            <text:p>0.00492</text:p>
          </table:table-cell>
          <table:table-cell table:formula="of:=[.CO6]/[.$A$10]" office:value-type="float" office:value="0.004" calcext:value-type="float">
            <text:p>0.004</text:p>
          </table:table-cell>
          <table:table-cell table:formula="of:=[.CP6]/[.$A$10]" office:value-type="float" office:value="0.0047" calcext:value-type="float">
            <text:p>0.0047</text:p>
          </table:table-cell>
          <table:table-cell table:formula="of:=[.CQ6]/[.$A$10]" office:value-type="float" office:value="0.00424" calcext:value-type="float">
            <text:p>0.00424</text:p>
          </table:table-cell>
          <table:table-cell table:formula="of:=[.CR6]/[.$A$10]" office:value-type="float" office:value="0.00458" calcext:value-type="float">
            <text:p>0.00458</text:p>
          </table:table-cell>
          <table:table-cell table:formula="of:=[.CS6]/[.$A$10]" office:value-type="float" office:value="0.00466" calcext:value-type="float">
            <text:p>0.00466</text:p>
          </table:table-cell>
          <table:table-cell table:formula="of:=[.CT6]/[.$A$10]" office:value-type="float" office:value="0.00458" calcext:value-type="float">
            <text:p>0.00458</text:p>
          </table:table-cell>
          <table:table-cell table:formula="of:=[.CU6]/[.$A$10]" office:value-type="float" office:value="0.00468" calcext:value-type="float">
            <text:p>0.00468</text:p>
          </table:table-cell>
          <table:table-cell table:formula="of:=[.CV6]/[.$A$10]" office:value-type="float" office:value="0.00414" calcext:value-type="float">
            <text:p>0.00414</text:p>
          </table:table-cell>
          <table:table-cell table:formula="of:=[.CW6]/[.$A$10]" office:value-type="float" office:value="0.00428" calcext:value-type="float">
            <text:p>0.00428</text:p>
          </table:table-cell>
          <table:table-cell table:formula="of:=[.CX6]/[.$A$10]" office:value-type="float" office:value="0.0041" calcext:value-type="float">
            <text:p>0.0041</text:p>
          </table:table-cell>
          <table:table-cell table:formula="of:=[.CY6]/[.$A$10]" office:value-type="float" office:value="0.00478" calcext:value-type="float">
            <text:p>0.00478</text:p>
          </table:table-cell>
          <table:table-cell table:formula="of:=[.CZ6]/[.$A$10]" office:value-type="float" office:value="0.00432" calcext:value-type="float">
            <text:p>0.00432</text:p>
          </table:table-cell>
          <table:table-cell table:formula="of:=[.DA6]/[.$A$10]" office:value-type="float" office:value="0.00448" calcext:value-type="float">
            <text:p>0.00448</text:p>
          </table:table-cell>
          <table:table-cell table:formula="of:=[.DB6]/[.$A$10]" office:value-type="float" office:value="0.00398" calcext:value-type="float">
            <text:p>0.00398</text:p>
          </table:table-cell>
          <table:table-cell table:formula="of:=[.DC6]/[.$A$10]" office:value-type="float" office:value="0.00458" calcext:value-type="float">
            <text:p>0.00458</text:p>
          </table:table-cell>
          <table:table-cell table:formula="of:=[.DD6]/[.$A$10]" office:value-type="float" office:value="0.0046" calcext:value-type="float">
            <text:p>0.0046</text:p>
          </table:table-cell>
          <table:table-cell table:formula="of:=[.DE6]/[.$A$10]" office:value-type="float" office:value="0.00452" calcext:value-type="float">
            <text:p>0.00452</text:p>
          </table:table-cell>
          <table:table-cell table:formula="of:=[.DF6]/[.$A$10]" office:value-type="float" office:value="0.00474" calcext:value-type="float">
            <text:p>0.00474</text:p>
          </table:table-cell>
          <table:table-cell table:formula="of:=[.DG6]/[.$A$10]" office:value-type="float" office:value="0.00498" calcext:value-type="float">
            <text:p>0.00498</text:p>
          </table:table-cell>
          <table:table-cell table:formula="of:=[.DH6]/[.$A$10]" office:value-type="float" office:value="0.00468" calcext:value-type="float">
            <text:p>0.00468</text:p>
          </table:table-cell>
          <table:table-cell table:formula="of:=[.DI6]/[.$A$10]" office:value-type="float" office:value="0.00466" calcext:value-type="float">
            <text:p>0.00466</text:p>
          </table:table-cell>
          <table:table-cell table:formula="of:=[.DJ6]/[.$A$10]" office:value-type="float" office:value="0.00414" calcext:value-type="float">
            <text:p>0.00414</text:p>
          </table:table-cell>
          <table:table-cell table:formula="of:=[.DK6]/[.$A$10]" office:value-type="float" office:value="0.0036" calcext:value-type="float">
            <text:p>0.0036</text:p>
          </table:table-cell>
          <table:table-cell table:formula="of:=[.DL6]/[.$A$10]" office:value-type="float" office:value="0.00468" calcext:value-type="float">
            <text:p>0.00468</text:p>
          </table:table-cell>
          <table:table-cell table:formula="of:=[.DM6]/[.$A$10]" office:value-type="float" office:value="0.00442" calcext:value-type="float">
            <text:p>0.00442</text:p>
          </table:table-cell>
          <table:table-cell table:formula="of:=[.DN6]/[.$A$10]" office:value-type="float" office:value="0.00494" calcext:value-type="float">
            <text:p>0.00494</text:p>
          </table:table-cell>
          <table:table-cell table:formula="of:=[.DO6]/[.$A$10]" office:value-type="float" office:value="0.00432" calcext:value-type="float">
            <text:p>0.00432</text:p>
          </table:table-cell>
          <table:table-cell table:formula="of:=[.DP6]/[.$A$10]" office:value-type="float" office:value="0.0043" calcext:value-type="float">
            <text:p>0.0043</text:p>
          </table:table-cell>
          <table:table-cell table:formula="of:=[.DQ6]/[.$A$10]" office:value-type="float" office:value="0.00478" calcext:value-type="float">
            <text:p>0.00478</text:p>
          </table:table-cell>
          <table:table-cell table:formula="of:=[.DR6]/[.$A$10]" office:value-type="float" office:value="0.00446" calcext:value-type="float">
            <text:p>0.00446</text:p>
          </table:table-cell>
          <table:table-cell table:formula="of:=[.DS6]/[.$A$10]" office:value-type="float" office:value="0.00434" calcext:value-type="float">
            <text:p>0.00434</text:p>
          </table:table-cell>
          <table:table-cell table:formula="of:=[.DT6]/[.$A$10]" office:value-type="float" office:value="0.00442" calcext:value-type="float">
            <text:p>0.00442</text:p>
          </table:table-cell>
          <table:table-cell table:formula="of:=[.DU6]/[.$A$10]" office:value-type="float" office:value="0.00418" calcext:value-type="float">
            <text:p>0.00418</text:p>
          </table:table-cell>
          <table:table-cell table:formula="of:=[.DV6]/[.$A$10]" office:value-type="float" office:value="0.00436" calcext:value-type="float">
            <text:p>0.00436</text:p>
          </table:table-cell>
          <table:table-cell table:formula="of:=[.DW6]/[.$A$10]" office:value-type="float" office:value="0.00442" calcext:value-type="float">
            <text:p>0.00442</text:p>
          </table:table-cell>
          <table:table-cell table:formula="of:=[.DX6]/[.$A$10]" office:value-type="float" office:value="0.00394" calcext:value-type="float">
            <text:p>0.00394</text:p>
          </table:table-cell>
          <table:table-cell table:formula="of:=[.DY6]/[.$A$10]" office:value-type="float" office:value="0.00454" calcext:value-type="float">
            <text:p>0.00454</text:p>
          </table:table-cell>
          <table:table-cell table:formula="of:=[.DZ6]/[.$A$10]" office:value-type="float" office:value="0.00442" calcext:value-type="float">
            <text:p>0.00442</text:p>
          </table:table-cell>
          <table:table-cell table:formula="of:=[.EA6]/[.$A$10]" office:value-type="float" office:value="0.0045" calcext:value-type="float">
            <text:p>0.0045</text:p>
          </table:table-cell>
          <table:table-cell table:formula="of:=[.EB6]/[.$A$10]" office:value-type="float" office:value="0.00452" calcext:value-type="float">
            <text:p>0.00452</text:p>
          </table:table-cell>
          <table:table-cell table:formula="of:=[.EC6]/[.$A$10]" office:value-type="float" office:value="0.00436" calcext:value-type="float">
            <text:p>0.00436</text:p>
          </table:table-cell>
          <table:table-cell table:formula="of:=[.ED6]/[.$A$10]" office:value-type="float" office:value="0.00488" calcext:value-type="float">
            <text:p>0.00488</text:p>
          </table:table-cell>
          <table:table-cell table:formula="of:=[.EE6]/[.$A$10]" office:value-type="float" office:value="0.00432" calcext:value-type="float">
            <text:p>0.00432</text:p>
          </table:table-cell>
          <table:table-cell table:formula="of:=[.EF6]/[.$A$10]" office:value-type="float" office:value="0.00452" calcext:value-type="float">
            <text:p>0.00452</text:p>
          </table:table-cell>
          <table:table-cell table:formula="of:=[.EG6]/[.$A$10]" office:value-type="float" office:value="0.00438" calcext:value-type="float">
            <text:p>0.00438</text:p>
          </table:table-cell>
          <table:table-cell table:formula="of:=[.EH6]/[.$A$10]" office:value-type="float" office:value="0.00418" calcext:value-type="float">
            <text:p>0.00418</text:p>
          </table:table-cell>
          <table:table-cell table:formula="of:=[.EI6]/[.$A$10]" office:value-type="float" office:value="0.00488" calcext:value-type="float">
            <text:p>0.00488</text:p>
          </table:table-cell>
          <table:table-cell table:formula="of:=[.EJ6]/[.$A$10]" office:value-type="float" office:value="0.0044" calcext:value-type="float">
            <text:p>0.0044</text:p>
          </table:table-cell>
          <table:table-cell table:formula="of:=[.EK6]/[.$A$10]" office:value-type="float" office:value="0.00472" calcext:value-type="float">
            <text:p>0.00472</text:p>
          </table:table-cell>
          <table:table-cell table:formula="of:=[.EL6]/[.$A$10]" office:value-type="float" office:value="0.00452" calcext:value-type="float">
            <text:p>0.00452</text:p>
          </table:table-cell>
          <table:table-cell table:formula="of:=[.EM6]/[.$A$10]" office:value-type="float" office:value="0.00462" calcext:value-type="float">
            <text:p>0.00462</text:p>
          </table:table-cell>
          <table:table-cell table:formula="of:=[.EN6]/[.$A$10]" office:value-type="float" office:value="0.005" calcext:value-type="float">
            <text:p>0.005</text:p>
          </table:table-cell>
          <table:table-cell table:formula="of:=[.EO6]/[.$A$10]" office:value-type="float" office:value="0.00446" calcext:value-type="float">
            <text:p>0.00446</text:p>
          </table:table-cell>
          <table:table-cell table:formula="of:=[.EP6]/[.$A$10]" office:value-type="float" office:value="0.00414" calcext:value-type="float">
            <text:p>0.00414</text:p>
          </table:table-cell>
          <table:table-cell table:formula="of:=[.EQ6]/[.$A$10]" office:value-type="float" office:value="0.0049" calcext:value-type="float">
            <text:p>0.0049</text:p>
          </table:table-cell>
          <table:table-cell table:formula="of:=[.ER6]/[.$A$10]" office:value-type="float" office:value="0.0047" calcext:value-type="float">
            <text:p>0.0047</text:p>
          </table:table-cell>
          <table:table-cell table:formula="of:=[.ES6]/[.$A$10]" office:value-type="float" office:value="0.00432" calcext:value-type="float">
            <text:p>0.00432</text:p>
          </table:table-cell>
          <table:table-cell table:formula="of:=[.ET6]/[.$A$10]" office:value-type="float" office:value="0.00468" calcext:value-type="float">
            <text:p>0.00468</text:p>
          </table:table-cell>
          <table:table-cell table:formula="of:=[.EU6]/[.$A$10]" office:value-type="float" office:value="0.0049" calcext:value-type="float">
            <text:p>0.0049</text:p>
          </table:table-cell>
          <table:table-cell table:formula="of:=[.EV6]/[.$A$10]" office:value-type="float" office:value="0.00444" calcext:value-type="float">
            <text:p>0.00444</text:p>
          </table:table-cell>
          <table:table-cell table:formula="of:=[.EW6]/[.$A$10]" office:value-type="float" office:value="0.00438" calcext:value-type="float">
            <text:p>0.00438</text:p>
          </table:table-cell>
          <table:table-cell table:formula="of:=[.EX6]/[.$A$10]" office:value-type="float" office:value="0.00418" calcext:value-type="float">
            <text:p>0.00418</text:p>
          </table:table-cell>
          <table:table-cell table:formula="of:=[.EY6]/[.$A$10]" office:value-type="float" office:value="0.00484" calcext:value-type="float">
            <text:p>0.00484</text:p>
          </table:table-cell>
          <table:table-cell table:formula="of:=[.EZ6]/[.$A$10]" office:value-type="float" office:value="0.00484" calcext:value-type="float">
            <text:p>0.00484</text:p>
          </table:table-cell>
          <table:table-cell table:formula="of:=[.FA6]/[.$A$10]" office:value-type="float" office:value="0.00484" calcext:value-type="float">
            <text:p>0.00484</text:p>
          </table:table-cell>
          <table:table-cell table:formula="of:=[.FB6]/[.$A$10]" office:value-type="float" office:value="0.00446" calcext:value-type="float">
            <text:p>0.00446</text:p>
          </table:table-cell>
          <table:table-cell table:formula="of:=[.FC6]/[.$A$10]" office:value-type="float" office:value="0.00452" calcext:value-type="float">
            <text:p>0.00452</text:p>
          </table:table-cell>
          <table:table-cell table:formula="of:=[.FD6]/[.$A$10]" office:value-type="float" office:value="0.00474" calcext:value-type="float">
            <text:p>0.00474</text:p>
          </table:table-cell>
          <table:table-cell table:formula="of:=[.FE6]/[.$A$10]" office:value-type="float" office:value="0.00468" calcext:value-type="float">
            <text:p>0.00468</text:p>
          </table:table-cell>
          <table:table-cell table:formula="of:=[.FF6]/[.$A$10]" office:value-type="float" office:value="0.00406" calcext:value-type="float">
            <text:p>0.00406</text:p>
          </table:table-cell>
          <table:table-cell table:formula="of:=[.FG6]/[.$A$10]" office:value-type="float" office:value="0.00488" calcext:value-type="float">
            <text:p>0.00488</text:p>
          </table:table-cell>
          <table:table-cell table:formula="of:=[.FH6]/[.$A$10]" office:value-type="float" office:value="0.00426" calcext:value-type="float">
            <text:p>0.00426</text:p>
          </table:table-cell>
          <table:table-cell table:formula="of:=[.FI6]/[.$A$10]" office:value-type="float" office:value="0.00422" calcext:value-type="float">
            <text:p>0.00422</text:p>
          </table:table-cell>
          <table:table-cell table:formula="of:=[.FJ6]/[.$A$10]" office:value-type="float" office:value="0.00452" calcext:value-type="float">
            <text:p>0.00452</text:p>
          </table:table-cell>
          <table:table-cell table:formula="of:=[.FK6]/[.$A$10]" office:value-type="float" office:value="0.00464" calcext:value-type="float">
            <text:p>0.00464</text:p>
          </table:table-cell>
          <table:table-cell table:formula="of:=[.FL6]/[.$A$10]" office:value-type="float" office:value="0.00454" calcext:value-type="float">
            <text:p>0.00454</text:p>
          </table:table-cell>
          <table:table-cell table:formula="of:=[.FM6]/[.$A$10]" office:value-type="float" office:value="0.00464" calcext:value-type="float">
            <text:p>0.00464</text:p>
          </table:table-cell>
          <table:table-cell table:formula="of:=[.FN6]/[.$A$10]" office:value-type="float" office:value="0.00446" calcext:value-type="float">
            <text:p>0.00446</text:p>
          </table:table-cell>
          <table:table-cell table:formula="of:=[.FO6]/[.$A$10]" office:value-type="float" office:value="0.00394" calcext:value-type="float">
            <text:p>0.00394</text:p>
          </table:table-cell>
          <table:table-cell table:formula="of:=[.FP6]/[.$A$10]" office:value-type="float" office:value="0.00396" calcext:value-type="float">
            <text:p>0.00396</text:p>
          </table:table-cell>
          <table:table-cell table:formula="of:=[.FQ6]/[.$A$10]" office:value-type="float" office:value="0.00516" calcext:value-type="float">
            <text:p>0.00516</text:p>
          </table:table-cell>
          <table:table-cell table:formula="of:=[.FR6]/[.$A$10]" office:value-type="float" office:value="0.00468" calcext:value-type="float">
            <text:p>0.00468</text:p>
          </table:table-cell>
          <table:table-cell table:formula="of:=[.FS6]/[.$A$10]" office:value-type="float" office:value="0.0044" calcext:value-type="float">
            <text:p>0.0044</text:p>
          </table:table-cell>
          <table:table-cell table:formula="of:=[.FT6]/[.$A$10]" office:value-type="float" office:value="0.00418" calcext:value-type="float">
            <text:p>0.00418</text:p>
          </table:table-cell>
          <table:table-cell table:formula="of:=[.FU6]/[.$A$10]" office:value-type="float" office:value="0.00474" calcext:value-type="float">
            <text:p>0.00474</text:p>
          </table:table-cell>
          <table:table-cell table:formula="of:=[.FV6]/[.$A$10]" office:value-type="float" office:value="0.00438" calcext:value-type="float">
            <text:p>0.00438</text:p>
          </table:table-cell>
          <table:table-cell table:formula="of:=[.FW6]/[.$A$10]" office:value-type="float" office:value="0.00438" calcext:value-type="float">
            <text:p>0.00438</text:p>
          </table:table-cell>
          <table:table-cell table:formula="of:=[.FX6]/[.$A$10]" office:value-type="float" office:value="0.00458" calcext:value-type="float">
            <text:p>0.00458</text:p>
          </table:table-cell>
          <table:table-cell table:formula="of:=[.FY6]/[.$A$10]" office:value-type="float" office:value="0.00442" calcext:value-type="float">
            <text:p>0.00442</text:p>
          </table:table-cell>
          <table:table-cell table:formula="of:=[.FZ6]/[.$A$10]" office:value-type="float" office:value="0.00446" calcext:value-type="float">
            <text:p>0.00446</text:p>
          </table:table-cell>
          <table:table-cell table:formula="of:=[.GA6]/[.$A$10]" office:value-type="float" office:value="0.00456" calcext:value-type="float">
            <text:p>0.00456</text:p>
          </table:table-cell>
          <table:table-cell table:formula="of:=[.GB6]/[.$A$10]" office:value-type="float" office:value="0.00438" calcext:value-type="float">
            <text:p>0.00438</text:p>
          </table:table-cell>
          <table:table-cell table:formula="of:=[.GC6]/[.$A$10]" office:value-type="float" office:value="0.00478" calcext:value-type="float">
            <text:p>0.00478</text:p>
          </table:table-cell>
          <table:table-cell table:formula="of:=[.GD6]/[.$A$10]" office:value-type="float" office:value="0.0046" calcext:value-type="float">
            <text:p>0.0046</text:p>
          </table:table-cell>
          <table:table-cell table:formula="of:=[.GE6]/[.$A$10]" office:value-type="float" office:value="0.0044" calcext:value-type="float">
            <text:p>0.0044</text:p>
          </table:table-cell>
          <table:table-cell table:formula="of:=[.GF6]/[.$A$10]" office:value-type="float" office:value="0.00474" calcext:value-type="float">
            <text:p>0.00474</text:p>
          </table:table-cell>
          <table:table-cell table:formula="of:=[.GG6]/[.$A$10]" office:value-type="float" office:value="0.00498" calcext:value-type="float">
            <text:p>0.00498</text:p>
          </table:table-cell>
          <table:table-cell table:formula="of:=[.GH6]/[.$A$10]" office:value-type="float" office:value="0.00524" calcext:value-type="float">
            <text:p>0.00524</text:p>
          </table:table-cell>
          <table:table-cell table:formula="of:=[.GI6]/[.$A$10]" office:value-type="float" office:value="0.00396" calcext:value-type="float">
            <text:p>0.00396</text:p>
          </table:table-cell>
          <table:table-cell table:formula="of:=[.GJ6]/[.$A$10]" office:value-type="float" office:value="0.0039" calcext:value-type="float">
            <text:p>0.0039</text:p>
          </table:table-cell>
          <table:table-cell table:formula="of:=[.GK6]/[.$A$10]" office:value-type="float" office:value="0.00486" calcext:value-type="float">
            <text:p>0.00486</text:p>
          </table:table-cell>
          <table:table-cell table:formula="of:=[.GL6]/[.$A$10]" office:value-type="float" office:value="0.0049" calcext:value-type="float">
            <text:p>0.0049</text:p>
          </table:table-cell>
          <table:table-cell table:formula="of:=[.GM6]/[.$A$10]" office:value-type="float" office:value="0.00468" calcext:value-type="float">
            <text:p>0.00468</text:p>
          </table:table-cell>
          <table:table-cell table:formula="of:=[.GN6]/[.$A$10]" office:value-type="float" office:value="0.00384" calcext:value-type="float">
            <text:p>0.00384</text:p>
          </table:table-cell>
          <table:table-cell table:formula="of:=[.GO6]/[.$A$10]" office:value-type="float" office:value="0.00422" calcext:value-type="float">
            <text:p>0.00422</text:p>
          </table:table-cell>
          <table:table-cell table:formula="of:=[.GP6]/[.$A$10]" office:value-type="float" office:value="0.00494" calcext:value-type="float">
            <text:p>0.00494</text:p>
          </table:table-cell>
          <table:table-cell table:formula="of:=[.GQ6]/[.$A$10]" office:value-type="float" office:value="0.00566" calcext:value-type="float">
            <text:p>0.00566</text:p>
          </table:table-cell>
          <table:table-cell table:formula="of:=[.GR6]/[.$A$10]" office:value-type="float" office:value="0.00396" calcext:value-type="float">
            <text:p>0.00396</text:p>
          </table:table-cell>
          <table:table-cell table:formula="of:=[.GS6]/[.$A$10]" office:value-type="float" office:value="0.00428" calcext:value-type="float">
            <text:p>0.00428</text:p>
          </table:table-cell>
          <table:table-cell table:formula="of:=[.GT6]/[.$A$10]" office:value-type="float" office:value="0.00436" calcext:value-type="float">
            <text:p>0.00436</text:p>
          </table:table-cell>
          <table:table-cell table:formula="of:=[.GU6]/[.$A$10]" office:value-type="float" office:value="0.00368" calcext:value-type="float">
            <text:p>0.00368</text:p>
          </table:table-cell>
          <table:table-cell table:formula="of:=[.GV6]/[.$A$10]" office:value-type="float" office:value="0.0037" calcext:value-type="float">
            <text:p>0.0037</text:p>
          </table:table-cell>
          <table:table-cell table:formula="of:=[.GW6]/[.$A$10]" office:value-type="float" office:value="0.00502" calcext:value-type="float">
            <text:p>0.00502</text:p>
          </table:table-cell>
          <table:table-cell table:formula="of:=[.GX6]/[.$A$10]" office:value-type="float" office:value="0.00546" calcext:value-type="float">
            <text:p>0.00546</text:p>
          </table:table-cell>
          <table:table-cell table:formula="of:=[.GY6]/[.$A$10]" office:value-type="float" office:value="0.00444" calcext:value-type="float">
            <text:p>0.00444</text:p>
          </table:table-cell>
          <table:table-cell table:formula="of:=[.GZ6]/[.$A$10]" office:value-type="float" office:value="0.00238" calcext:value-type="float">
            <text:p>0.00238</text:p>
          </table:table-cell>
          <table:table-cell table:formula="of:=[.HA6]/[.$A$10]" office:value-type="float" office:value="0.00566" calcext:value-type="float">
            <text:p>0.00566</text:p>
          </table:table-cell>
          <table:table-cell table:formula="of:=[.HB6]/[.$A$10]" office:value-type="float" office:value="0.00832" calcext:value-type="float">
            <text:p>0.00832</text:p>
          </table:table-cell>
          <table:table-cell table:formula="of:=[.HC6]/[.$A$10]" office:value-type="float" office:value="0.00614" calcext:value-type="float">
            <text:p>0.00614</text:p>
          </table:table-cell>
          <table:table-cell table:formula="of:=[.HD6]/[.$A$10]" office:value-type="float" office:value="0.00044" calcext:value-type="float">
            <text:p>0.00044</text:p>
          </table:table-cell>
          <table:table-cell table:formula="of:=[.HE6]/[.$A$10]" office:value-type="float" office:value="0.0018" calcext:value-type="float">
            <text:p>0.0018</text:p>
          </table:table-cell>
          <table:table-cell table:formula="of:=[.HF6]/[.$A$10]" office:value-type="float" office:value="0.0067" calcext:value-type="float">
            <text:p>0.0067</text:p>
          </table:table-cell>
          <table:table-cell table:formula="of:=[.HG6]/[.$A$10]" office:value-type="float" office:value="0.0226" calcext:value-type="float">
            <text:p>0.0226</text:p>
          </table:table-cell>
          <table:table-cell table:formula="of:=[.HH6]/[.$A$10]" office:value-type="float" office:value="0" calcext:value-type="float">
            <text:p>0</text:p>
          </table:table-cell>
          <table:table-cell table:formula="of:=[.HI6]/[.$A$10]" office:value-type="float" office:value="0" calcext:value-type="float">
            <text:p>0</text:p>
          </table:table-cell>
          <table:table-cell table:formula="of:=[.HJ6]/[.$A$10]" office:value-type="float" office:value="0" calcext:value-type="float">
            <text:p>0</text:p>
          </table:table-cell>
          <table:table-cell table:formula="of:=[.HK6]/[.$A$10]" office:value-type="float" office:value="0" calcext:value-type="float">
            <text:p>0</text:p>
          </table:table-cell>
          <table:table-cell table:formula="of:=[.HL6]/[.$A$1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5T11:31:02.565111769</dc:date>
    <meta:editing-duration>PT1M21S</meta:editing-duration>
    <meta:editing-cycles>1</meta:editing-cycles>
    <meta:document-statistic meta:table-count="1" meta:cell-count="774" meta:object-count="0"/>
    <meta:generator>LibreOffice/6.2.4.2.0$Linux_X86_64 LibreOffice_project/46e26c821030d384fd2754c867d16e6ec5c81699</meta:generator>
  </office:meta>
</office:document-meta>
</file>